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80000014010293F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267cm" fo:margin-left="-0.132cm" table:align="left" style:writing-mode="lr-tb"/>
    </style:style>
    <style:style style:name="Tabelle1.A" style:family="table-column">
      <style:table-column-properties style:column-width="3.374cm"/>
    </style:style>
    <style:style style:name="Tabelle1.B" style:family="table-column">
      <style:table-column-properties style:column-width="2.501cm"/>
    </style:style>
    <style:style style:name="Tabelle1.C" style:family="table-column">
      <style:table-column-properties style:column-width="1.75cm"/>
    </style:style>
    <style:style style:name="Tabelle1.D" style:family="table-column">
      <style:table-column-properties style:column-width="9.624cm"/>
    </style:style>
    <style:style style:name="Tabelle1.1" style:family="table-row">
      <style:table-row-properties style:min-row-height="0.85cm" style:keep-together="true" fo:keep-together="auto"/>
    </style:style>
    <style:style style:name="Tabelle1.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1.2" style:family="table-row">
      <style:table-row-properties style:min-row-height="0.437cm" style:keep-together="true" fo:keep-together="auto"/>
    </style:style>
    <style:style style:name="Tabelle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table-cell-properties style:vertical-align="top" fo:padding-left="0.123cm" fo:padding-right="0.123cm" fo:padding-top="0cm" fo:padding-bottom="0cm" fo:border="0.018cm solid #000000" style:writing-mode="lr-tb"/>
    </style:style>
    <style:style style:name="Tabelle1.3" style:family="table-row">
      <style:table-row-properties style:keep-together="true" fo:keep-together="auto"/>
    </style:style>
    <style:style style:name="Tabelle2" style:family="table">
      <style:table-properties style:width="17.143cm" fo:margin-left="-0.132cm" table:align="left" style:writing-mode="lr-tb"/>
    </style:style>
    <style:style style:name="Tabelle2.A" style:family="table-column">
      <style:table-column-properties style:column-width="4.374cm"/>
    </style:style>
    <style:style style:name="Tabelle2.B" style:family="table-column">
      <style:table-column-properties style:column-width="2.501cm"/>
    </style:style>
    <style:style style:name="Tabelle2.C" style:family="table-column">
      <style:table-column-properties style:column-width="10.25cm"/>
    </style:style>
    <style:style style:name="Tabelle2.1" style:family="table-row">
      <style:table-row-properties style:min-row-height="0.85cm" style:keep-together="true" fo:keep-together="auto"/>
    </style:style>
    <style:style style:name="Tabelle2.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2.2" style:family="table-row">
      <style:table-row-properties style:min-row-height="0.437cm" style:keep-together="true" fo:keep-together="auto"/>
    </style:style>
    <style:style style:name="Tabelle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C2" style:family="table-cell">
      <style:table-cell-properties style:vertical-align="top" fo:padding-left="0.123cm" fo:padding-right="0.123cm" fo:padding-top="0cm" fo:padding-bottom="0cm" fo:border="0.018cm solid #000000" style:writing-mode="lr-tb"/>
    </style:style>
    <style:style style:name="Tabelle2.3" style:family="table-row">
      <style:table-row-properties style:keep-together="true" fo:keep-together="auto"/>
    </style:style>
    <style:style style:name="Tabelle3" style:family="table">
      <style:table-properties style:width="17.249cm" fo:margin-left="-0.123cm" table:align="left" style:writing-mode="lr-tb"/>
    </style:style>
    <style:style style:name="Tabelle3.A" style:family="table-column">
      <style:table-column-properties style:column-width="1.875cm"/>
    </style:style>
    <style:style style:name="Tabelle3.B" style:family="table-column">
      <style:table-column-properties style:column-width="15.374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paragraph-properties style:snap-to-layout-grid="false"/>
      <style:text-properties fo:font-weight="bold" style:font-weight-asian="bold" style:font-weight-complex="bold"/>
    </style:style>
    <style:style style:name="P5" style:family="paragraph" style:parent-style-name="Standard">
      <style:text-properties fo:language="none" fo:country="none" style:language-asian="none" style:country-asian="none"/>
    </style:style>
    <style:style style:name="P6" style:family="paragraph" style:parent-style-name="Standard">
      <style:paragraph-properties style:snap-to-layout-grid="false"/>
    </style:style>
    <style:style style:name="P7" style:family="paragraph" style:parent-style-name="Standard">
      <style:text-properties style:font-name="Trebuchet MS" fo:font-weight="bold" style:font-weight-asian="bold" style:font-name-complex="Trebuchet MS" style:font-weight-complex="bold"/>
    </style:style>
    <style:style style:name="P8" style:family="paragraph" style:parent-style-name="Standard">
      <style:text-properties fo:language="en" fo:country="US"/>
    </style:style>
    <style:style style:name="P9" style:family="paragraph" style:parent-style-name="Standard" style:list-style-name="WW8Num7">
      <style:text-properties fo:language="en" fo:country="US"/>
    </style:style>
    <style:style style:name="P10" style:family="paragraph" style:parent-style-name="Standard" style:list-style-name="WW8Num11">
      <style:text-properties fo:language="en" fo:country="US"/>
    </style:style>
    <style:style style:name="P11" style:family="paragraph" style:parent-style-name="Standard" style:list-style-name="WW8Num8">
      <style:text-properties fo:language="en" fo:country="US"/>
    </style:style>
    <style:style style:name="P12" style:family="paragraph" style:parent-style-name="Standard" style:list-style-name="WW8Num18">
      <style:text-properties fo:language="en" fo:country="US"/>
    </style:style>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WW8Num5"/>
    <style:style style:name="P16" style:family="paragraph" style:parent-style-name="Standard" style:list-style-name="WW8Num14"/>
    <style:style style:name="P17" style:family="paragraph" style:parent-style-name="Standard" style:list-style-name="WW8Num27"/>
    <style:style style:name="P18" style:family="paragraph" style:parent-style-name="Standard" style:list-style-name="WW8Num3"/>
    <style:style style:name="P19" style:family="paragraph" style:parent-style-name="Standard" style:list-style-name="WW8Num4"/>
    <style:style style:name="P20" style:family="paragraph" style:parent-style-name="Standard" style:list-style-name="WW8Num23"/>
    <style:style style:name="P21" style:family="paragraph" style:parent-style-name="Standard" style:list-style-name="WW8Num20"/>
    <style:style style:name="P22" style:family="paragraph" style:parent-style-name="Standard" style:list-style-name="WW8Num6"/>
    <style:style style:name="P23" style:family="paragraph" style:parent-style-name="Standard" style:list-style-name="WW8Num3">
      <style:text-properties fo:language="fr" fo:country="FR"/>
    </style:style>
    <style:style style:name="P24" style:family="paragraph" style:parent-style-name="Standard" style:list-style-name="WW8Num15"/>
    <style:style style:name="P25" style:family="paragraph" style:parent-style-name="Standard" style:list-style-name="WW8Num2"/>
    <style:style style:name="P26" style:family="paragraph" style:parent-style-name="Standard" style:list-style-name="WW8Num21"/>
    <style:style style:name="P27" style:family="paragraph" style:parent-style-name="Standard" style:list-style-name="WW8Num17"/>
    <style:style style:name="P28" style:family="paragraph" style:parent-style-name="Standard" style:list-style-name="WW8Num22"/>
    <style:style style:name="P29" style:family="paragraph" style:parent-style-name="Standard" style:list-style-name="WW8Num26"/>
    <style:style style:name="P30" style:family="paragraph" style:parent-style-name="Standard" style:list-style-name="WW8Num13"/>
    <style:style style:name="P31" style:family="paragraph" style:parent-style-name="Standard" style:list-style-name="WW8Num19"/>
    <style:style style:name="P32" style:family="paragraph" style:parent-style-name="Standard" style:list-style-name="WW8Num7"/>
    <style:style style:name="P33" style:family="paragraph" style:parent-style-name="Standard" style:list-style-name="WW8Num10"/>
    <style:style style:name="P34" style:family="paragraph" style:parent-style-name="Standard" style:list-style-name="WW8Num11"/>
    <style:style style:name="P35" style:family="paragraph" style:parent-style-name="Standard" style:list-style-name="WW8Num18"/>
    <style:style style:name="P36" style:family="paragraph" style:parent-style-name="Standard">
      <style:text-properties fo:language="it" fo:country="IT"/>
    </style:style>
    <style:style style:name="P37" style:family="paragraph" style:parent-style-name="Standard" style:list-style-name="WW8Num8">
      <style:text-properties fo:language="it" fo:country="IT"/>
    </style:style>
    <style:style style:name="P38" style:family="paragraph" style:parent-style-name="Standard">
      <style:text-properties fo:font-style="italic" fo:font-weight="bold" style:font-style-asian="italic" style:font-weight-asian="bold" style:font-style-complex="italic"/>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1.249cm" fo:margin-right="0cm" fo:text-indent="0cm" style:auto-text-indent="false"/>
    </style:style>
    <style:style style:name="P41" style:family="paragraph" style:parent-style-name="Standard">
      <style:paragraph-properties fo:margin-left="2.498cm" fo:margin-right="0cm" fo:text-indent="0cm" style:auto-text-indent="false"/>
    </style:style>
    <style:style style:name="P42" style:family="paragraph" style:parent-style-name="Standard">
      <style:paragraph-properties fo:margin-left="0.635cm" fo:margin-right="0cm" fo:text-indent="0cm" style:auto-text-indent="false"/>
    </style:style>
    <style:style style:name="P43" style:family="paragraph" style:parent-style-name="Standard">
      <style:paragraph-properties fo:margin-left="0.635cm" fo:margin-right="0cm" fo:text-indent="0cm" style:auto-text-indent="false"/>
      <style:text-properties fo:language="en" fo:country="US"/>
    </style:style>
    <style:style style:name="P44" style:family="paragraph" style:parent-style-name="Text_20_body" style:list-style-name="WW8Num16"/>
    <style:style style:name="P45" style:family="paragraph" style:parent-style-name="Text_20_body" style:list-style-name="WW8Num25"/>
    <style:style style:name="P46" style:family="paragraph" style:parent-style-name="Text_20_body">
      <style:paragraph-properties fo:margin-left="1.249cm" fo:margin-right="0cm" fo:text-indent="0cm" style:auto-text-indent="false"/>
    </style:style>
    <style:style style:name="P47" style:family="paragraph" style:parent-style-name="Heading_20_1">
      <style:paragraph-properties fo:margin-top="0cm" fo:margin-bottom="0.106cm" fo:text-align="justify" style:justify-single-word="false"/>
    </style:style>
    <style:style style:name="P48" style:family="paragraph" style:parent-style-name="Heading_20_1">
      <style:paragraph-properties fo:margin-top="0cm" fo:margin-bottom="0.106cm" fo:text-align="justify" style:justify-single-word="false"/>
      <style:text-properties style:font-weight-complex="bold"/>
    </style:style>
    <style:style style:name="P49" style:family="paragraph" style:parent-style-name="Heading_20_1">
      <style:paragraph-properties fo:margin-top="0cm" fo:margin-bottom="0.106cm" fo:text-align="justify" style:justify-single-word="false" fo:break-before="page"/>
    </style:style>
    <style:style style:name="P50" style:family="paragraph" style:parent-style-name="Heading_20_2">
      <style:paragraph-properties fo:margin-top="0.282cm" fo:margin-bottom="0.106cm" fo:text-align="justify" style:justify-single-word="false"/>
    </style:style>
    <style:style style:name="P51" style:family="paragraph" style:parent-style-name="Heading_20_3">
      <style:paragraph-properties fo:margin-top="0.176cm" fo:margin-bottom="0.071cm" fo:text-align="justify" style:justify-single-word="false"/>
    </style:style>
    <style:style style:name="P52" style:family="paragraph" style:parent-style-name="Heading_20_5">
      <style:paragraph-properties fo:text-align="center" style:justify-single-word="false"/>
      <style:text-properties fo:font-size="36pt" style:text-underline-style="solid" style:text-underline-width="auto" style:text-underline-color="font-color" style:font-size-asian="36pt"/>
    </style:style>
    <style:style style:name="P53" style:family="paragraph" style:parent-style-name="Header">
      <style:paragraph-properties>
        <style:tab-stops/>
      </style:paragraph-properties>
    </style:style>
    <style:style style:name="P54" style:family="paragraph" style:parent-style-name="Header">
      <style:paragraph-properties fo:text-align="center" style:justify-single-word="false"/>
      <style:text-properties fo:font-size="20pt" style:text-underline-style="solid" style:text-underline-width="auto" style:text-underline-color="font-color" fo:font-weight="bold" style:font-size-asian="20pt" style:font-weight-asian="bold" style:font-name-complex="Arial" style:font-weight-complex="bold"/>
    </style:style>
    <style:style style:name="P55" style:family="paragraph" style:parent-style-name="Header">
      <style:paragraph-properties fo:text-align="center" style:justify-single-word="false"/>
      <style:text-properties fo:font-size="14pt" fo:font-weight="bold" style:font-size-asian="14pt" style:font-weight-asian="bold" style:font-name-complex="Arial" style:font-weight-complex="bold"/>
    </style:style>
    <style:style style:name="P56" style:family="paragraph" style:parent-style-name="Footer">
      <style:text-properties fo:font-weight="bold" style:font-weight-asian="bold" style:font-weight-complex="bold"/>
    </style:style>
    <style:style style:name="P57" style:family="paragraph" style:parent-style-name="Footer">
      <style:paragraph-properties style:snap-to-layout-grid="false"/>
      <style:text-properties fo:font-weight="bold" style:font-weight-asian="bold" style:font-weight-complex="bold"/>
    </style:style>
    <style:style style:name="P58" style:family="paragraph" style:parent-style-name="Footer">
      <style:paragraph-properties fo:text-align="center" style:justify-single-word="false"/>
      <style:text-properties fo:font-weight="bold" style:font-weight-asian="bold" style:font-weight-complex="bold"/>
    </style:style>
    <style:style style:name="P59" style:family="paragraph" style:parent-style-name="Footer">
      <style:paragraph-properties fo:text-align="end" style:justify-single-word="false"/>
    </style:style>
    <style:style style:name="P60" style:family="paragraph" style:parent-style-name="Contents_20_1">
      <style:paragraph-properties>
        <style:tab-stops>
          <style:tab-stop style:position="16.984cm" style:type="right" style:leader-style="dotted" style:leader-text="."/>
        </style:tab-stops>
      </style:paragraph-properties>
    </style:style>
    <style:style style:name="P61" style:family="paragraph" style:parent-style-name="Contents_20_2">
      <style:paragraph-properties>
        <style:tab-stops>
          <style:tab-stop style:position="16.984cm" style:type="right" style:leader-style="dotted" style:leader-text="."/>
        </style:tab-stops>
      </style:paragraph-properties>
    </style:style>
    <style:style style:name="P62" style:family="paragraph" style:parent-style-name="Contents_20_3">
      <style:paragraph-properties>
        <style:tab-stops>
          <style:tab-stop style:position="16.984cm" style:type="right" style:leader-style="dotted" style:leader-text="."/>
        </style:tab-stops>
      </style:paragraph-properties>
    </style:style>
    <style:style style:name="P63" style:family="paragraph" style:parent-style-name="Title">
      <style:text-properties style:text-underline-style="solid" style:text-underline-width="auto" style:text-underline-color="font-color"/>
    </style:style>
    <style:style style:name="P64" style:family="paragraph" style:parent-style-name="Title">
      <style:paragraph-properties fo:text-align="end" style:justify-single-word="false"/>
    </style:style>
    <style:style style:name="P65" style:family="paragraph" style:parent-style-name="Title" style:master-page-name="First_20_Page">
      <style:paragraph-properties style:page-number="auto"/>
    </style:style>
    <style:style style:name="P66" style:family="paragraph" style:parent-style-name="Text_20_body_20_indent" style:list-style-name="WW8Num12"/>
    <style:style style:name="P67" style:family="paragraph" style:parent-style-name="Text_20_body_20_indent">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language="none" fo:country="none" style:language-asian="none" style:country-asian="none"/>
    </style:style>
    <style:style style:name="T3" style:family="text">
      <style:text-properties fo:language="none" fo:country="none" style:language-asian="none" style:country-asian="none" style:font-size-complex="16pt"/>
    </style:style>
    <style:style style:name="T4" style:family="text">
      <style:text-properties fo:language="none" fo:country="none" style:language-asian="none" style:country-asian="none" style:font-size-complex="14pt"/>
    </style:style>
    <style:style style:name="T5" style:family="text">
      <style:text-properties style:font-name="Times New Roman" fo:font-size="12pt" fo:language="none" fo:country="none" style:font-size-asian="12pt" style:language-asian="none" style:country-asian="none" style:font-name-complex="Times New Roman" style:font-size-complex="12pt"/>
    </style:style>
    <style:style style:name="T6" style:family="text">
      <style:text-properties fo:font-size="9pt" fo:font-weight="bold" style:font-size-asian="9pt" style:font-weight-asian="bold" style:font-name-complex="Arial" style:font-weight-complex="bold"/>
    </style:style>
    <style:style style:name="fr1" style:family="graphic" style:parent-style-name="Frame">
      <style:graphic-properties fo:margin-left="0.249cm" fo:margin-right="0.249cm"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249cm" fo:margin-right="0.249cm" style:wrap="dynamic"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draw:wrap-influence-on-position="once-successiv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Title"/>
      <text:p text:style-name="Title">Pflichtenheft für eine Mitgliederverwaltung </text:p>
      <text:p text:style-name="P63">Codename: LBVSQL</text:p>
      <text:p text:style-name="P64"/>
      <text:p text:style-name="Title"/>
      <text:p text:style-name="Title"/>
      <text:h text:style-name="P52" text:outline-level="5">Version 1.0.0.0</text:h>
      <text:p text:style-name="Standard"/>
      <text:p text:style-name="P53"/>
      <text:p text:style-name="P53"/>
      <text:p text:style-name="Standard"/>
      <text:p text:style-name="Standard"/>
      <text:p text:style-name="Standard"/>
      <text:p text:style-name="Standard"/>
      <text:p text:style-name="Standard"/>
      <text:p text:style-name="Standard"/>
      <text:p text:style-name="Standard"/>
      <text:p text:style-name="Standard"/>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0"><text:a xlink:type="simple" xlink:href="#__RefHeading___Toc40953035" text:style-name="Index_20_Link_20__28_user_29_" text:visited-style-name="Index_20_Link_20__28_user_29_"><text:span text:style-name="T3">Versions- und Änderungshistorie</text:span></text:a><text:a xlink:type="simple" xlink:href="#__RefHeading___Toc40953035" text:style-name="Index_20_Link_20__28_user_29_" text:visited-style-name="Index_20_Link_20__28_user_29_"><text:span text:style-name="T2"><text:tab/>4</text:span></text:a></text:p>
          <text:p text:style-name="P60"><text:a xlink:type="simple" xlink:href="#__RefHeading___Toc40953036" text:style-name="Index_20_Link_20__28_user_29_" text:visited-style-name="Index_20_Link_20__28_user_29_"><text:span text:style-name="T3">Dokumentenverweis</text:span></text:a><text:a xlink:type="simple" xlink:href="#__RefHeading___Toc40953036" text:style-name="Index_20_Link_20__28_user_29_" text:visited-style-name="Index_20_Link_20__28_user_29_"><text:span text:style-name="T2"><text:tab/>4</text:span></text:a></text:p>
          <text:p text:style-name="P60"><text:a xlink:type="simple" xlink:href="#__RefHeading___Toc40953037" text:style-name="Index_20_Link_20__28_user_29_" text:visited-style-name="Index_20_Link_20__28_user_29_"><text:span text:style-name="T3">Ansprechpartner bei Software aus Erwitte</text:span></text:a><text:a xlink:type="simple" xlink:href="#__RefHeading___Toc40953037" text:style-name="Index_20_Link_20__28_user_29_" text:visited-style-name="Index_20_Link_20__28_user_29_"><text:span text:style-name="T2"><text:tab/>4</text:span></text:a></text:p>
          <text:p text:style-name="P61"><text:a xlink:type="simple" xlink:href="#__RefHeading___Toc40953038" text:style-name="Index_20_Link_20__28_user_29_" text:visited-style-name="Index_20_Link_20__28_user_29_"><text:span text:style-name="T4">1 Entwicklung und Support</text:span></text:a><text:a xlink:type="simple" xlink:href="#__RefHeading___Toc40953038" text:style-name="Index_20_Link_20__28_user_29_" text:visited-style-name="Index_20_Link_20__28_user_29_"><text:span text:style-name="T2"><text:tab/>4</text:span></text:a></text:p>
          <text:p text:style-name="P60"><text:a xlink:type="simple" xlink:href="#__RefHeading___Toc40953039" text:style-name="Index_20_Link_20__28_user_29_" text:visited-style-name="Index_20_Link_20__28_user_29_"><text:span text:style-name="T3">Ansprechpartner beim RLV</text:span></text:a><text:a xlink:type="simple" xlink:href="#__RefHeading___Toc40953039" text:style-name="Index_20_Link_20__28_user_29_" text:visited-style-name="Index_20_Link_20__28_user_29_"><text:span text:style-name="T2"><text:tab/>4</text:span></text:a></text:p>
          <text:p text:style-name="P60"><text:a xlink:type="simple" xlink:href="#__RefHeading___Toc40953040" text:style-name="Index_20_Link_20__28_user_29_" text:visited-style-name="Index_20_Link_20__28_user_29_"><text:span text:style-name="T3">Einführung</text:span></text:a><text:a xlink:type="simple" xlink:href="#__RefHeading___Toc40953040" text:style-name="Index_20_Link_20__28_user_29_" text:visited-style-name="Index_20_Link_20__28_user_29_"><text:span text:style-name="T2"><text:tab/>5</text:span></text:a></text:p>
          <text:p text:style-name="P60"><text:a xlink:type="simple" xlink:href="#__RefHeading___Toc40953041" text:style-name="Index_20_Link_20__28_user_29_" text:visited-style-name="Index_20_Link_20__28_user_29_"><text:span text:style-name="T3">Einführung</text:span></text:a><text:a xlink:type="simple" xlink:href="#__RefHeading___Toc40953041" text:style-name="Index_20_Link_20__28_user_29_" text:visited-style-name="Index_20_Link_20__28_user_29_"><text:span text:style-name="T2"><text:tab/>5</text:span></text:a></text:p>
          <text:p text:style-name="P60"><text:a xlink:type="simple" xlink:href="#__RefHeading___Toc40953042" text:style-name="Index_20_Link_20__28_user_29_" text:visited-style-name="Index_20_Link_20__28_user_29_"><text:span text:style-name="T3">Gliederungsschema Pflichtenheft</text:span></text:a><text:a xlink:type="simple" xlink:href="#__RefHeading___Toc40953042" text:style-name="Index_20_Link_20__28_user_29_" text:visited-style-name="Index_20_Link_20__28_user_29_"><text:span text:style-name="T2"><text:tab/>5</text:span></text:a></text:p>
          <text:p text:style-name="P61"><text:a xlink:type="simple" xlink:href="#__RefHeading___Toc40953043" text:style-name="Index_20_Link_20__28_user_29_" text:visited-style-name="Index_20_Link_20__28_user_29_"><text:span text:style-name="T4">1 Zielbestimmung</text:span></text:a><text:a xlink:type="simple" xlink:href="#__RefHeading___Toc40953043" text:style-name="Index_20_Link_20__28_user_29_" text:visited-style-name="Index_20_Link_20__28_user_29_"><text:span text:style-name="T2"><text:tab/>5</text:span></text:a></text:p>
          <text:p text:style-name="P62"><text:a xlink:type="simple" xlink:href="#__RefHeading___Toc40953044" text:style-name="Index_20_Link_20__28_user_29_" text:visited-style-name="Index_20_Link_20__28_user_29_"><text:span text:style-name="T2">1.1 Muß-Kriterien<text:tab/>5</text:span></text:a></text:p>
          <text:p text:style-name="P62"><text:a xlink:type="simple" xlink:href="#__RefHeading___Toc40953045" text:style-name="Index_20_Link_20__28_user_29_" text:visited-style-name="Index_20_Link_20__28_user_29_"><text:span text:style-name="T2">1.2 Abgrenzungskriterien<text:tab/>7</text:span></text:a></text:p>
          <text:p text:style-name="P61"><text:a xlink:type="simple" xlink:href="#__RefHeading___Toc40953046" text:style-name="Index_20_Link_20__28_user_29_" text:visited-style-name="Index_20_Link_20__28_user_29_"><text:span text:style-name="T4">2 Einsatz</text:span></text:a><text:a xlink:type="simple" xlink:href="#__RefHeading___Toc40953046" text:style-name="Index_20_Link_20__28_user_29_" text:visited-style-name="Index_20_Link_20__28_user_29_"><text:span text:style-name="T2"><text:tab/>8</text:span></text:a></text:p>
          <text:p text:style-name="P62"><text:a xlink:type="simple" xlink:href="#__RefHeading___Toc40953047" text:style-name="Index_20_Link_20__28_user_29_" text:visited-style-name="Index_20_Link_20__28_user_29_"><text:span text:style-name="T2">2.1 Anwendungsbereiche<text:tab/>8</text:span></text:a></text:p>
          <text:p text:style-name="P62"><text:a xlink:type="simple" xlink:href="#__RefHeading___Toc40953048" text:style-name="Index_20_Link_20__28_user_29_" text:visited-style-name="Index_20_Link_20__28_user_29_"><text:span text:style-name="T2">2.2 Zielgruppen<text:tab/>8</text:span></text:a></text:p>
          <text:p text:style-name="P62"><text:a xlink:type="simple" xlink:href="#__RefHeading___Toc40953049" text:style-name="Index_20_Link_20__28_user_29_" text:visited-style-name="Index_20_Link_20__28_user_29_"><text:span text:style-name="T2">2.3 Betriebsbedingungen<text:tab/>8</text:span></text:a></text:p>
          <text:p text:style-name="P62"><text:a xlink:type="simple" xlink:href="#__RefHeading___Toc40953050" text:style-name="Index_20_Link_20__28_user_29_" text:visited-style-name="Index_20_Link_20__28_user_29_"><text:span text:style-name="T2">3.1 Software<text:tab/>8</text:span></text:a></text:p>
          <text:p text:style-name="P62"><text:a xlink:type="simple" xlink:href="#__RefHeading___Toc40953051" text:style-name="Index_20_Link_20__28_user_29_" text:visited-style-name="Index_20_Link_20__28_user_29_"><text:span text:style-name="T2">3.2 Hardware<text:tab/>9</text:span></text:a></text:p>
          <text:p text:style-name="P62"><text:a xlink:type="simple" xlink:href="#__RefHeading___Toc40953052" text:style-name="Index_20_Link_20__28_user_29_" text:visited-style-name="Index_20_Link_20__28_user_29_"><text:span text:style-name="T2">3.3 Orgware<text:tab/>9</text:span></text:a></text:p>
          <text:p text:style-name="P61"><text:a xlink:type="simple" xlink:href="#__RefHeading___Toc40953053" text:style-name="Index_20_Link_20__28_user_29_" text:visited-style-name="Index_20_Link_20__28_user_29_"><text:span text:style-name="T4">4 Funktionen</text:span></text:a><text:a xlink:type="simple" xlink:href="#__RefHeading___Toc40953053" text:style-name="Index_20_Link_20__28_user_29_" text:visited-style-name="Index_20_Link_20__28_user_29_"><text:span text:style-name="T2"><text:tab/>9</text:span></text:a></text:p>
          <text:p text:style-name="P62"><text:a xlink:type="simple" xlink:href="#__RefHeading___Toc40953054" text:style-name="Index_20_Link_20__28_user_29_" text:visited-style-name="Index_20_Link_20__28_user_29_"><text:span text:style-name="T2">4.1 Adressbuch<text:tab/>9</text:span></text:a></text:p>
          <text:p text:style-name="P62"><text:a xlink:type="simple" xlink:href="#__RefHeading___Toc40953055" text:style-name="Index_20_Link_20__28_user_29_" text:visited-style-name="Index_20_Link_20__28_user_29_"><text:span text:style-name="T2">4.2 Betriebsverwaltung<text:tab/>9</text:span></text:a></text:p>
          <text:p text:style-name="P62"><text:a xlink:type="simple" xlink:href="#__RefHeading___Toc40953056" text:style-name="Index_20_Link_20__28_user_29_" text:visited-style-name="Index_20_Link_20__28_user_29_"><text:span text:style-name="T2">4.3 Mitgliederverwaltung<text:tab/>10</text:span></text:a></text:p>
          <text:p text:style-name="P62"><text:a xlink:type="simple" xlink:href="#__RefHeading___Toc40953057" text:style-name="Index_20_Link_20__28_user_29_" text:visited-style-name="Index_20_Link_20__28_user_29_"><text:span text:style-name="T2">4.4 Aktenordner<text:tab/>10</text:span></text:a></text:p>
          <text:p text:style-name="P62"><text:a xlink:type="simple" xlink:href="#__RefHeading___Toc40953058" text:style-name="Index_20_Link_20__28_user_29_" text:visited-style-name="Index_20_Link_20__28_user_29_"><text:span text:style-name="T2">4.5 Ablage<text:tab/>11</text:span></text:a></text:p>
          <text:p text:style-name="P62"><text:a xlink:type="simple" xlink:href="#__RefHeading___Toc40953059" text:style-name="Index_20_Link_20__28_user_29_" text:visited-style-name="Index_20_Link_20__28_user_29_"><text:span text:style-name="T2">4.6 Faktura<text:tab/>11</text:span></text:a></text:p>
          <text:p text:style-name="P62"><text:soft-page-break/><text:a xlink:type="simple" xlink:href="#__RefHeading___Toc40953060" text:style-name="Index_20_Link_20__28_user_29_" text:visited-style-name="Index_20_Link_20__28_user_29_"><text:span text:style-name="T2">4.7 Export / Import<text:tab/>11</text:span></text:a></text:p>
          <text:p text:style-name="P62"><text:a xlink:type="simple" xlink:href="#__RefHeading___Toc40953061" text:style-name="Index_20_Link_20__28_user_29_" text:visited-style-name="Index_20_Link_20__28_user_29_"><text:span text:style-name="T2">4.7 Automatische Wiedervorlage<text:tab/>12</text:span></text:a></text:p>
          <text:p text:style-name="P62"><text:a xlink:type="simple" xlink:href="#__RefHeading___Toc40953062" text:style-name="Index_20_Link_20__28_user_29_" text:visited-style-name="Index_20_Link_20__28_user_29_"><text:span text:style-name="T2">4.8 Notizbuch<text:tab/>12</text:span></text:a></text:p>
          <text:p text:style-name="P62"><text:a xlink:type="simple" xlink:href="#__RefHeading___Toc40953063" text:style-name="Index_20_Link_20__28_user_29_" text:visited-style-name="Index_20_Link_20__28_user_29_"><text:span text:style-name="T2">4.9 Berichtswesen<text:tab/>12</text:span></text:a></text:p>
          <text:p text:style-name="P62"><text:a xlink:type="simple" xlink:href="#__RefHeading___Toc40953064" text:style-name="Index_20_Link_20__28_user_29_" text:visited-style-name="Index_20_Link_20__28_user_29_"><text:span text:style-name="T2">4.10 Allgemeine Stammdaten<text:tab/>13</text:span></text:a></text:p>
          <text:p text:style-name="P62"><text:a xlink:type="simple" xlink:href="#__RefHeading___Toc40953065" text:style-name="Index_20_Link_20__28_user_29_" text:visited-style-name="Index_20_Link_20__28_user_29_"><text:span text:style-name="T2">4.11 Adminstrator<text:tab/>13</text:span></text:a></text:p>
          <text:p text:style-name="P61"><text:a xlink:type="simple" xlink:href="#__RefHeading___Toc40953066" text:style-name="Index_20_Link_20__28_user_29_" text:visited-style-name="Index_20_Link_20__28_user_29_"><text:span text:style-name="T4">5 Daten</text:span></text:a><text:a xlink:type="simple" xlink:href="#__RefHeading___Toc40953066" text:style-name="Index_20_Link_20__28_user_29_" text:visited-style-name="Index_20_Link_20__28_user_29_"><text:span text:style-name="T2"><text:tab/>14</text:span></text:a></text:p>
          <text:p text:style-name="P62"><text:a xlink:type="simple" xlink:href="#__RefHeading___Toc40953067" text:style-name="Index_20_Link_20__28_user_29_" text:visited-style-name="Index_20_Link_20__28_user_29_"><text:span text:style-name="T2">5.1 Personendaten<text:tab/>14</text:span></text:a></text:p>
          <text:p text:style-name="P62"><text:a xlink:type="simple" xlink:href="#__RefHeading___Toc40953068" text:style-name="Index_20_Link_20__28_user_29_" text:visited-style-name="Index_20_Link_20__28_user_29_"><text:span text:style-name="T2">5.2 Betriebsdaten<text:tab/>15</text:span></text:a></text:p>
          <text:p text:style-name="P62"><text:a xlink:type="simple" xlink:href="#__RefHeading___Toc40953069" text:style-name="Index_20_Link_20__28_user_29_" text:visited-style-name="Index_20_Link_20__28_user_29_"><text:span text:style-name="T2">5.3 Mitgliederdaten<text:tab/>15</text:span></text:a></text:p>
          <text:p text:style-name="P62"><text:a xlink:type="simple" xlink:href="#__RefHeading___Toc40953070" text:style-name="Index_20_Link_20__28_user_29_" text:visited-style-name="Index_20_Link_20__28_user_29_"><text:span text:style-name="T2">5.4 Aktendaten<text:tab/>15</text:span></text:a></text:p>
          <text:p text:style-name="P62"><text:a xlink:type="simple" xlink:href="#__RefHeading___Toc40953071" text:style-name="Index_20_Link_20__28_user_29_" text:visited-style-name="Index_20_Link_20__28_user_29_"><text:span text:style-name="T2">5.4 Abrechnungsdaten<text:tab/>15</text:span></text:a></text:p>
          <text:p text:style-name="P62"><text:a xlink:type="simple" xlink:href="#__RefHeading___Toc40953072" text:style-name="Index_20_Link_20__28_user_29_" text:visited-style-name="Index_20_Link_20__28_user_29_"><text:span text:style-name="T2">5.5 Dynamische Module<text:tab/>15</text:span></text:a></text:p>
          <text:p text:style-name="P62"><text:a xlink:type="simple" xlink:href="#__RefHeading___Toc40953073" text:style-name="Index_20_Link_20__28_user_29_" text:visited-style-name="Index_20_Link_20__28_user_29_"><text:span text:style-name="T2">5.6 Allgemeine Stammdaten<text:tab/>15</text:span></text:a></text:p>
          <text:p text:style-name="P62"><text:a xlink:type="simple" xlink:href="#__RefHeading___Toc40953074" text:style-name="Index_20_Link_20__28_user_29_" text:visited-style-name="Index_20_Link_20__28_user_29_"><text:span text:style-name="T2">5.6 Allgemeine Benutzerdaten<text:tab/>15</text:span></text:a></text:p>
          <text:p text:style-name="P62"><text:a xlink:type="simple" xlink:href="#__RefHeading___Toc40953075" text:style-name="Index_20_Link_20__28_user_29_" text:visited-style-name="Index_20_Link_20__28_user_29_"><text:span text:style-name="T2">5.7 Administrator<text:tab/>15</text:span></text:a></text:p>
          <text:p text:style-name="P62"><text:a xlink:type="simple" xlink:href="#__RefHeading___Toc40953076" text:style-name="Index_20_Link_20__28_user_29_" text:visited-style-name="Index_20_Link_20__28_user_29_"><text:span text:style-name="T2">5.8 LBV – Global<text:tab/>16</text:span></text:a></text:p>
          <text:p text:style-name="P61"><text:a xlink:type="simple" xlink:href="#__RefHeading___Toc40953077" text:style-name="Index_20_Link_20__28_user_29_" text:visited-style-name="Index_20_Link_20__28_user_29_"><text:span text:style-name="T4">6 Leistungen</text:span></text:a><text:a xlink:type="simple" xlink:href="#__RefHeading___Toc40953077" text:style-name="Index_20_Link_20__28_user_29_" text:visited-style-name="Index_20_Link_20__28_user_29_"><text:span text:style-name="T2"><text:tab/>16</text:span></text:a></text:p>
          <text:p text:style-name="P61"><text:a xlink:type="simple" xlink:href="#__RefHeading___Toc40953078" text:style-name="Index_20_Link_20__28_user_29_" text:visited-style-name="Index_20_Link_20__28_user_29_"><text:span text:style-name="T4">7 Benutzungsoberfläche</text:span></text:a><text:a xlink:type="simple" xlink:href="#__RefHeading___Toc40953078" text:style-name="Index_20_Link_20__28_user_29_" text:visited-style-name="Index_20_Link_20__28_user_29_"><text:span text:style-name="T2"><text:tab/>16</text:span></text:a></text:p>
          <text:p text:style-name="P61"><text:a xlink:type="simple" xlink:href="#__RefHeading___Toc40953079" text:style-name="Index_20_Link_20__28_user_29_" text:visited-style-name="Index_20_Link_20__28_user_29_"><text:span text:style-name="T4">8 Qualitätsziele</text:span></text:a><text:a xlink:type="simple" xlink:href="#__RefHeading___Toc40953079" text:style-name="Index_20_Link_20__28_user_29_" text:visited-style-name="Index_20_Link_20__28_user_29_"><text:span text:style-name="T2"><text:tab/>17</text:span></text:a></text:p>
          <text:p text:style-name="P61"><text:a xlink:type="simple" xlink:href="#__RefHeading___Toc40953080" text:style-name="Index_20_Link_20__28_user_29_" text:visited-style-name="Index_20_Link_20__28_user_29_"><text:span text:style-name="T4">9 Globale Testszenarios</text:span></text:a><text:a xlink:type="simple" xlink:href="#__RefHeading___Toc40953080" text:style-name="Index_20_Link_20__28_user_29_" text:visited-style-name="Index_20_Link_20__28_user_29_"><text:span text:style-name="T2"><text:tab/>17</text:span></text:a></text:p>
          <text:p text:style-name="P61"><text:a xlink:type="simple" xlink:href="#__RefHeading___Toc40953081" text:style-name="Index_20_Link_20__28_user_29_" text:visited-style-name="Index_20_Link_20__28_user_29_"><text:span text:style-name="T4">10 Ergänzungen</text:span></text:a><text:a xlink:type="simple" xlink:href="#__RefHeading___Toc40953081" text:style-name="Index_20_Link_20__28_user_29_" text:visited-style-name="Index_20_Link_20__28_user_29_"><text:span text:style-name="T2"><text:tab/>17</text:span></text:a></text:p>
          <text:p text:style-name="P62"><text:a xlink:type="simple" xlink:href="#__RefHeading___Toc40953082" text:style-name="Index_20_Link_20__28_user_29_" text:visited-style-name="Index_20_Link_20__28_user_29_"><text:span text:style-name="T2">10.1 Format eines Primärschlüssels<text:tab/>17</text:span></text:a></text:p>
          <text:p text:style-name="P62"><text:a xlink:type="simple" xlink:href="#__RefHeading___Toc40953083" text:style-name="Index_20_Link_20__28_user_29_" text:visited-style-name="Index_20_Link_20__28_user_29_"><text:span text:style-name="T2">10.2 Der Stempel<text:tab/>17</text:span></text:a></text:p>
          <text:p text:style-name="P62"><text:a xlink:type="simple" xlink:href="#__RefHeading___Toc40953084" text:style-name="Index_20_Link_20__28_user_29_" text:visited-style-name="Index_20_Link_20__28_user_29_"><text:span text:style-name="T2">10.3 Das Feld SOFTDEL<text:tab/>18</text:span></text:a></text:p>
          <text:p text:style-name="P62"><text:a xlink:type="simple" xlink:href="#__RefHeading___Toc40953085" text:style-name="Index_20_Link_20__28_user_29_" text:visited-style-name="Index_20_Link_20__28_user_29_"><text:span text:style-name="T2">10.4 Das Feld TAG<text:tab/>18</text:span></text:a></text:p>
          <text:p text:style-name="P62"><text:a xlink:type="simple" xlink:href="#__RefHeading___Toc40953086" text:style-name="Index_20_Link_20__28_user_29_" text:visited-style-name="Index_20_Link_20__28_user_29_"><text:span text:style-name="T2">10.5 USER_VIEWS<text:tab/>18</text:span></text:a></text:p>
          <text:p text:style-name="P62"><text:a xlink:type="simple" xlink:href="#__RefHeading___Toc40953087" text:style-name="Index_20_Link_20__28_user_29_" text:visited-style-name="Index_20_Link_20__28_user_29_"><text:span text:style-name="T2">10.6 Rechte Vergabe unter LBVSQL<text:tab/>18</text:span></text:a></text:p>
        </text:index-body>
      </text:table-of-content>
      <text:h text:style-name="P48" text:outline-level="1"/>
      <text:h text:style-name="P49" text:outline-level="1"><text:bookmark-start text:name="__RefHeading___Toc40953035"/>Versions- und Änderungshistorie<text:bookmark-end text:name="__RefHeading___Toc40953035"/></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Erstellt von</text:p>
          </table:table-cell>
          <table:table-cell table:style-name="Tabelle1.A1" office:value-type="string">
            <text:p text:style-name="P2">Datum</text:p>
          </table:table-cell>
          <table:table-cell table:style-name="Tabelle1.A1" office:value-type="string">
            <text:p text:style-name="P2">Version</text:p>
          </table:table-cell>
          <table:table-cell table:style-name="Tabelle1.A1" office:value-type="string">
            <text:p text:style-name="P2">Beschreibung</text:p>
          </table:table-cell>
        </table:table-row>
        <table:table-row table:style-name="Tabelle1.2">
          <table:table-cell table:style-name="Tabelle1.A2" office:value-type="string">
            <text:p text:style-name="P5">Alfred Gerke</text:p>
          </table:table-cell>
          <table:table-cell table:style-name="Tabelle1.A2" office:value-type="string">
            <text:p text:style-name="Standard">2003-05-03</text:p>
          </table:table-cell>
          <table:table-cell table:style-name="Tabelle1.A2" office:value-type="string">
            <text:p text:style-name="Standard">1.0.0.0</text:p>
          </table:table-cell>
          <table:table-cell table:style-name="Tabelle1.D2" office:value-type="string">
            <text:p text:style-name="P53">Erstellung des Pflichtenheftes</text:p>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style-name="Tabelle1.3">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
      <text:p text:style-name="Standard"/>
      <text:p text:style-name="Standard"/>
      <text:h text:style-name="P47" text:outline-level="1"><text:bookmark-start text:name="__RefHeading___Toc40953036"/>Dokumentenverweis<text:bookmark-end text:name="__RefHeading___Toc40953036"/></text:h>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Name</text:p>
          </table:table-cell>
          <table:table-cell table:style-name="Tabelle2.A1" office:value-type="string">
            <text:p text:style-name="P2">Version</text:p>
          </table:table-cell>
          <table:table-cell table:style-name="Tabelle2.A1" office:value-type="string">
            <text:p text:style-name="P2">Beschreibung</text:p>
          </table:table-cell>
        </table:table-row>
        <table:table-row table:style-name="Tabelle2.2">
          <table:table-cell table:style-name="Tabelle2.A2" office:value-type="string">
            <text:p text:style-name="Standard">LBVSQL_PDM_1-0-0</text:p>
          </table:table-cell>
          <table:table-cell table:style-name="Tabelle2.A2" office:value-type="string">
            <text:p text:style-name="Standard">1.0.0.0</text:p>
          </table:table-cell>
          <table:table-cell table:style-name="Tabelle2.C2" office:value-type="string">
            <text:p text:style-name="P53">Physikalischen Datenmodell für LBVSQL</text:p>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row table:style-name="Tabelle2.3">
          <table:table-cell table:style-name="Tabelle2.A2" office:value-type="string">
            <text:p text:style-name="P6"/>
          </table:table-cell>
          <table:table-cell table:style-name="Tabelle2.A2" office:value-type="string">
            <text:p text:style-name="P6"/>
          </table:table-cell>
          <table:table-cell table:style-name="Tabelle2.C2" office:value-type="string">
            <text:p text:style-name="P6"/>
          </table:table-cell>
        </table:table-row>
      </table:table>
      <text:p text:style-name="Standard"/>
      <text:p text:style-name="Standard"/>
      <text:h text:style-name="P47" text:outline-level="1"><text:bookmark-start text:name="__RefHeading___Toc40953037"/>Ansprechpartner bei Software aus Erwitte<text:bookmark-end text:name="__RefHeading___Toc40953037"/></text:h>
      <text:h text:style-name="Heading_20_2" text:outline-level="2"><text:bookmark-start text:name="__RefHeading___Toc40953038"/>1 Entwicklung und Support<text:bookmark-end text:name="__RefHeading___Toc40953038"/></text:h>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3">Name:</text:p>
          </table:table-cell>
          <table:table-cell table:style-name="Tabelle3.A1" office:value-type="string">
            <text:p text:style-name="P1">Alfred Gerke</text:p>
          </table:table-cell>
        </table:table-row>
        <table:table-row table:style-name="Tabelle3.1">
          <table:table-cell table:style-name="Tabelle3.A1" office:value-type="string">
            <text:p text:style-name="P3">Tel.:</text:p>
          </table:table-cell>
          <table:table-cell table:style-name="Tabelle3.A1" office:value-type="string">
            <text:p text:style-name="P1">02921 / 17489</text:p>
          </table:table-cell>
        </table:table-row>
        <table:table-row table:style-name="Tabelle3.1">
          <table:table-cell table:style-name="Tabelle3.A1" office:value-type="string">
            <text:p text:style-name="P3">Fax:</text:p>
          </table:table-cell>
          <table:table-cell table:style-name="Tabelle3.A1" office:value-type="string">
            <text:p text:style-name="P7">040 3603 3745 39</text:p>
          </table:table-cell>
        </table:table-row>
        <table:table-row table:style-name="Tabelle3.1">
          <table:table-cell table:style-name="Tabelle3.A1" office:value-type="string">
            <text:p text:style-name="P3">E-Mail:</text:p>
          </table:table-cell>
          <table:table-cell table:style-name="Tabelle3.A1" office:value-type="string">
            <text:p text:style-name="Standard"><text:a xlink:type="simple" xlink:href="mailto:alfred.gerke@software-aus-erwitte.de"><text:span text:style-name="Internet_20_link"><text:span text:style-name="T1">alfred.gerke@software-aus-erwitte.de</text:span></text:span></text:a><text:span text:style-name="T1"> </text:span></text:p>
            <text:p text:style-name="Standard"><text:a xlink:type="simple" xlink:href="mailto:agerke@aol.com"><text:span text:style-name="Internet_20_link"><text:span text:style-name="T1">agerke@aol.com</text:span></text:span></text:a></text:p>
            <text:p text:style-name="Standard"><text:a xlink:type="simple" xlink:href="mailto:alfred.gerke@gmx.de"><text:span text:style-name="Internet_20_link"><text:span text:style-name="T1">alfred.gerke@gmx.de</text:span></text:span></text:a><text:span text:style-name="T1"> <text:s/></text:span></text:p>
          </table:table-cell>
        </table:table-row>
        <table:table-row table:style-name="Tabelle3.1">
          <table:table-cell table:style-name="Tabelle3.A1" office:value-type="string">
            <text:p text:style-name="P4"/>
            <text:p text:style-name="P1"/>
          </table:table-cell>
          <table:table-cell table:style-name="Tabelle3.A1" office:value-type="string">
            <text:p text:style-name="P4"/>
          </table:table-cell>
        </table:table-row>
      </table:table>
      <text:h text:style-name="P47" text:outline-level="1"><text:bookmark-start text:name="__RefHeading___Toc40953039"/>Ansprechpartner beim RLV<text:bookmark-end text:name="__RefHeading___Toc40953039"/></text:h>
      <text:h text:style-name="P47" text:outline-level="1"><text:s/></text:h>
      <text:h text:style-name="P49" text:outline-level="1"><text:bookmark-start text:name="__RefHeading___Toc40953041"/><text:bookmark-start text:name="__RefHeading___Toc40953040"/>Einführung<text:bookmark-end text:name="__RefHeading___Toc40953041"/><text:bookmark-end text:name="__RefHeading___Toc40953040"/></text:h>
      <text:p text:style-name="Standard">Dieses Dokument richtet sich an Mitarbeiter von Software aus Erwitte genauso wie an Mitarbeiter des RLV bzw. den Verantwortlichen für die EDV, im speziellen für RLVWin. </text:p>
      <text:p text:style-name="Standard"/>
      <text:p text:style-name="Standard">Jeder der dieses Dokument bearbeitet ist angehalten die Versionshistorie zu erweitern. Die Versionsnummer erklärt sich wie folgt:</text:p>
      <text:p text:style-name="Standard"/>
      <text:h text:style-name="Heading_20_6" text:outline-level="6">Majorversion.Minorversion.Release.Build z.B.: 1.0.0.0</text:h>
      <text:p text:style-name="P8"/>
      <text:p text:style-name="P13">Es ist unbedingt notwendig die Versionshistorie zu führen, da sich einzelne Abschnitte im Laufe der Zeit vollständig ändern können. </text:p>
      <text:p text:style-name="P13"/>
      <text:p text:style-name="P13">Sollte auf Änderungen eingegangen werden ist immer die Versionsnummer des Dokumentes anzugeben.</text:p>
      <text:p text:style-name="P13"/>
      <text:p text:style-name="Text_20_body">Sind noch keine Kontaktdaten vorhanden, sind diese unter Ansprechpartner einzutragen. </text:p>
      <text:p text:style-name="Text_20_body"/>
      <text:p text:style-name="Text_20_body">Dieses Dokument führt von den ersten Ideen zur Anwendung bis hin zur deren Realisierung.</text:p>
      <text:p text:style-name="Text_20_body"/>
      <text:p text:style-name="Text_20_body">LBVSQL soll die Anwendung RLVWIN ablösen. Zum einen wird eine neue Datenbank eingeführt, zum anderen wird das Benutzerinterface an das derzeit übliche Office Look and Feel angepasst. </text:p>
      <text:p text:style-name="Text_20_body"/>
      <text:p text:style-name="Text_20_body">Die neue Datenbank wird eine SQL – Datenbank sein, die über ein ADO <text:s/>- Interface angesprochen werden kann.</text:p>
      <text:p text:style-name="Text_20_body"/>
      <text:p text:style-name="Text_20_body">Die Anwendung wird in der ersten Version eine reine Client / Server Applikation sein.</text:p>
      <text:p text:style-name="Standard"/>
      <text:h text:style-name="P47" text:outline-level="1"><text:bookmark-start text:name="__RefHeading___Toc40953042"/>Gliederungsschema Pflichtenheft<text:bookmark-end text:name="__RefHeading___Toc40953042"/></text:h>
      <text:h text:style-name="P50" text:outline-level="2"><text:bookmark-start text:name="__RefHeading___Toc40953043"/>1 Zielbestimmung<text:bookmark-end text:name="__RefHeading___Toc40953043"/></text:h>
      <text:h text:style-name="P51" text:outline-level="3"><text:bookmark-start text:name="__RefHeading___Toc40953044"/>1.1 Muß-Kriterien<text:bookmark-end text:name="__RefHeading___Toc40953044"/></text:h>
      <text:p text:style-name="Text_20_body">LBVSQL soll die Funktionalitäten von RLVWIN übernehmen und erweitern. Im Kern ist die Anwendung eine Mitgliederverwaltung mit einer Beitragsbearbeitung und einer Abrechnung. Mit der Einführung einer neuen Datenbank ( SQL ) sollen bestimmte Eigenschaften der RLVWIN verbessert werden und neue hinzugefügt werden.</text:p>
      <text:p text:style-name="Text_20_body"/>
      <text:list xml:id="list6697165902702014415" text:style-name="WW8Num16">
        <text:list-item>
          <text:p text:style-name="P44">Mitgliederdaten und Personendaten werden voneinander getrennt. Personendaten werden in einem Adressbuch festgehalten das jedem Anwender zur Verfügung steht.</text:p>
        </text:list-item>
      </text:list>
      <text:p text:style-name="Text_20_body"/>
      <text:list xml:id="list42556402" text:continue-numbering="true" text:style-name="WW8Num16">
        <text:list-item>
          <text:p text:style-name="P44">Einem Mitglied wird immer eine Personenart zugeordnet. <text:s/>Mögliche Personenarten wären natürliche Personen und juristische Personen. Diese Personenarten sind noch mal in Kategorien aufzuteilen.</text:p>
        </text:list-item>
      </text:list>
      <text:p text:style-name="Text_20_body"/>
      <text:list xml:id="list42569896" text:continue-numbering="true" text:style-name="WW8Num16">
        <text:list-item>
          <text:p text:style-name="P44">Ein Mitglied wird in einer Akte geführt. Wird ein neues Mitglied angelegt wird auch immer eine neue Akten angelegt. Einer Akte können Wiedervorlagen und Vorgänge zugeordnet werden. Mögliche Vorgänge wären z. B.: Akte ablegen; Rechnung erstellen; etc. Wiedervorlagen können an Vorgänge gekoppelt werden. Vorgänge können mit Folgevorgängen und mit einem Wiedervorlageintervall gekoppelt sein. Eine Automatische Wiedervorlage arbeitet diese Vorgänge ab ohne das die Akte extra aufgerufen werden muss. Vorgänge können Erfassungsmodule aufrufen und / oder nur eine Aktion auf dem SQL-Server ausführen.</text:p>
        </text:list-item>
      </text:list>
      <text:p text:style-name="Text_20_body"/>
      <text:list xml:id="list42564420" text:continue-numbering="true" text:style-name="WW8Num16">
        <text:list-item>
          <text:p text:style-name="P44">Eine Akte kann abgelegt werden. Abgelegte Akten nehmen nicht Teil an der Abrechnung.</text:p>
        </text:list-item>
        <text:list-item>
          <text:p text:style-name="P44"><text:soft-page-break/>In der Anwendung können Erfassungsmodul frei definiert werden und zur Laufzeit in der Anwendung eingebunden werden. Vorgänge benötigen solche Module, das Datenblatt für Betriebsdaten wird über ein frei definierbares Modul verwaltet.</text:p>
        </text:list-item>
      </text:list>
      <text:p text:style-name="Text_20_body"/>
      <text:list xml:id="list42572076" text:continue-numbering="true" text:style-name="WW8Num16">
        <text:list-item>
          <text:p text:style-name="P44">Es muss möglich sein, verschiedene Beitragsschlüssel zu hinterlegen ( Beitragsschema ). Rein theoretisch kann jedes Mitglied seinen eigenen Beitragsschlüssel besitzen, die nächst höhere Gruppe wären die Ortsbauernschaften, dann die Kreisbauernschaften und zu letzt der LBV. Ein Beitragsschema besteht aus verschiedenen Einzelschlüsseln. Es bestehen zwei Arten von Einzelschlüsseln, Einzelschlüssel mit einem festen Feldwert und Einzelschlüssel welche berechnet werden. Berechnete Einzelschlüssel können auf alle Werte der Anwendung zugreifen. Ein berechneter Einzelschlüssel kann einfach gegliedert sein, kann aber genau so gut einen komplexen Berechnungsalgorithmus beinhalten. Die Berechnung erfolgt durch eine Stored Procedure.</text:p>
        </text:list-item>
      </text:list>
      <text:p text:style-name="Text_20_body"/>
      <text:list xml:id="list42565242" text:continue-numbering="true" text:style-name="WW8Num16">
        <text:list-item>
          <text:p text:style-name="P44">Es muss mögliche sein verschiedene Abrechnungsschema zu hinterlegen. Die LBVSQL kann theoretisch jedem Mitglied ein anderes Abrechnungsschema zu weisen, die nächst höhere Gruppe wären die Ortsbauernschaften, dann die Kreisbauernschaften und zu letzt der LBV. Ein Abrechnungsschema besteht aus verschiedenen Einzelschlüsseln. Es bestehen zwei Arten von Einzelschlüsseln, Einzelschlüssel mit einem festen Feldwert und Einzelschlüssel welche berechnet werden. Berechnete Einzelschlüssel können auf alle Werte der Anwendung zugreifen. Ein berechneter Einzelschlüssel kann einfach gegliedert sein, kann aber genau so gut einen komplexen Berechnungsalgorithmus beinhalten. Die Berechnung erfolgt durch eine Stored Procedure.</text:p>
        </text:list-item>
      </text:list>
      <text:p text:style-name="Text_20_body"/>
      <text:list xml:id="list42584300" text:continue-numbering="true" text:style-name="WW8Num16">
        <text:list-item>
          <text:p text:style-name="P44">Buchungen müssen in einem Journal geführt werden. Buchungen werden immer einem Mitglied, dem aktuellen Wirtschaftsjahr und eventuell einem Beitragsschema zugeordnet. </text:p>
        </text:list-item>
      </text:list>
      <text:p text:style-name="Text_20_body"/>
      <text:list xml:id="list42570806" text:continue-numbering="true" text:style-name="WW8Num16">
        <text:list-item>
          <text:p text:style-name="P44">In der Anwendung können Rechnungen, Gutschriften und Lastschriften erzeugt werden. Buchungen werden einer Rechnung, einer Gutschrift oder aber einer Lastschrift zugeordnet. Rechnungen, Gutschriften und Lastschriften werden einem Mitglied zugeordnet, einem Wirtschaftsjahr und nach Wahl einem Beitragsschema. Rechnungen, Gutschriften und Lastschriften bestehen aus mindesten einer oder aber mehrere Positionen. Die Summe aller Positionen einer Rechnung, Lastschrift oder Gutschrift ergibt den Gesamtbetrag.</text:p>
        </text:list-item>
      </text:list>
      <text:p text:style-name="Text_20_body"/>
      <text:list xml:id="list42575207" text:continue-numbering="true" text:style-name="WW8Num16">
        <text:list-item>
          <text:p text:style-name="P44">Mitglieder können abgelegt werden. Sie können zwar eingesehen, aber nicht bearbeitet werden. Sie werden bei einer Abrechnung nicht berücksichtigt. Ein abgelegtes Mitglied kann zu jeder Zeit reaktiviert werden.</text:p>
        </text:list-item>
      </text:list>
      <text:p text:style-name="Text_20_body"/>
      <text:list xml:id="list42565589" text:continue-numbering="true" text:style-name="WW8Num16">
        <text:list-item>
          <text:p text:style-name="P44">Organisationsstrukturen können ähnlich wie in RLVWIN abgebildet werden. (z.B.: wer darf welches Modul öffnen; wer darf welchen Vorgang bearbeiten, löschen oder erstellen; wer darf welches Feld auf einer Maske bearbeiten. Schreib und Leserechte werden über die Rollenverwaltung des SQL – Servers vergeben.</text:p>
        </text:list-item>
      </text:list>
      <text:p text:style-name="Text_20_body"/>
      <text:list xml:id="list42553594" text:continue-numbering="true" text:style-name="WW8Num16">
        <text:list-item>
          <text:p text:style-name="P44">Ein Notizblock ermöglicht das Hinterlegen von Notizen für sich selbst oder aber für andere Anwender.</text:p>
        </text:list-item>
      </text:list>
      <text:p text:style-name="Text_20_body"/>
      <text:list xml:id="list42556651" text:continue-numbering="true" text:style-name="WW8Num16">
        <text:list-item>
          <text:p text:style-name="P44">Es wird eine Datenhistorie geführt. In einer speziellen Tabelle werden Schreib- und Löschvorgänge protokolliert. Sollten Anwenderfehler vorkommen können diese abseits jeder Transaktionskontrolle rückgängig gemacht werden.</text:p>
        </text:list-item>
      </text:list>
      <text:p text:style-name="Text_20_body"/>
      <text:list xml:id="list42572011" text:continue-numbering="true" text:style-name="WW8Num16">
        <text:list-item>
          <text:p text:style-name="P44">Es wird ein normales Logbuch und eine Debug - Logbuch geführt.</text:p>
        </text:list-item>
      </text:list>
      <text:p text:style-name="Text_20_body"/>
      <text:list xml:id="list42560417" text:continue-numbering="true" text:style-name="WW8Num16">
        <text:list-item>
          <text:p text:style-name="P44">Office – Schnittstelle für die gängigen Officeprodukte von Microsoft. Ein Anpassung an z. B. Star Office kann durchgeführt werden.</text:p>
        </text:list-item>
      </text:list>
      <text:p text:style-name="Text_20_body"/>
      <text:list xml:id="list42577105" text:continue-numbering="true" text:style-name="WW8Num16">
        <text:list-item>
          <text:p text:style-name="P44"><text:soft-page-break/>Die Daten aus allen separaten RLV.DBF Datenbanken müssen importiert werden. Zu diesem Zweck wird es notwendig sein eine kleine Migrationssoftware zu entwickeln die, die Migration von RLVWin nach LBVSQL durchführt. Ziel sollte es sein das eine Nachbearbeitung nicht nötig ist. </text:p>
        </text:list-item>
      </text:list>
      <text:p text:style-name="Text_20_body"/>
      <text:list xml:id="list42571002" text:continue-numbering="true" text:style-name="WW8Num16">
        <text:list-item>
          <text:p text:style-name="P44">Da LBVSQL als Back-End einen SQL – Server verwenden soll, liegt es nahe wenn alle Geschäftsprozesse serverseitig ausgeführt werden. LBVSQL muss einen gewissen Zugang zur Programierschnittstelle eines SQL – Servers besitzen. Das bedeutet das, das Datenmodell so angelegt ist das an entsprechender Stelle Datenbankobjekte wie Views und Stored Procedures hinterlegt werden können. Überall dort wo Daten Ergebnis einer Berechnung sind, sollte es möglich sein optional ein Datenbankobjekt auszuwählen. </text:p>
        </text:list-item>
      </text:list>
      <text:p text:style-name="P46">z. B.: Eine Rechnung besteht aus einer bzw. mehren Positionen. Eine Position besteht unter anderem aus einer Positionsangabe, Anzahl, Preis pro Einheit, Preis Total sowie eines Positionstextes. Die Summe aus allen Positionen ergibt den Rechnungsbetrag. Wenn man eine Position eingibt kann man Anzahl, Preis pro Einheit und Preis Total von Hand eingeben. Es ist aber genauso gut möglich Anzahl aus einer Funktion zu ermitteln, den Preis pro Einheit aus einer Funktion zu ermitteln sowie den Preis Total aus einer Funktion zu ermitteln. Die Auswahl der Funktionen kann beliebig erweitert oder auch komplett ausgetauscht werden, da sie reine Datenbankobjekte sind und im Datenmodell nur referenziert werden. Nun kann man die Position selber ebenfalls durch eine Funktion erstellen lassen. Um eine solche Automatisierung einzuführen muss man nur einen Vorgangsvorlage anlegen und ihr ein Modul zuweisen welches diese spezielle Funktion ausführt. Für ein Modul existiert natürlich ein eigenes Datenmodell in dem beliebig viele Module hinterlegt werden können. Der Anwender braucht nun seiner Akte nur noch einen Vorgang mit zuvor beschriebener Vorgangsvorlage hinzuzufügen. Der Vorgangsvorlage kann man einen Folgevorgang mit der eigenen Vorgangsvorlage und ein Wiedervorlageintervall zuweisen. Wenn man den Vorgang mit einer Wiedervorlage in der Akte aufruft kann man mit Hilfe der Automatischen Wiedervorlage im entsprechen Wiedervorlageintervall eine neue Rechnung anlegen ohne jemals die Akte direkt zu öffnen.</text:p>
      <text:p text:style-name="P46"/>
      <text:list xml:id="list2268877711535966383" text:style-name="WW8Num25">
        <text:list-item>
          <text:p text:style-name="P45">Jeder Fehler wird in einem speziellen Logbuch dem Debug – Logbuch hinterlegt. Fehler die eine Information an den Anwender unumgänglich machen werden in einem speziellen Dialog angezeigt. In diesem Dialog wird ein spezielles Fehlerprotokoll erstellt, welches per E-Mail sofort an den Administrator und an Software aus Erwitte gesendet werden kann. Voraussetzung ist natürlich eine Verbindung zum Internet mit E-Mail Konto.</text:p>
        </text:list-item>
      </text:list>
      <text:p text:style-name="Text_20_body"/>
      <text:list xml:id="list42570307" text:continue-numbering="true" text:style-name="WW8Num25">
        <text:list-item>
          <text:p text:style-name="P45">Die Administration kann aus einem speziellen Bereich des Programmes heraus durchgeführt werden. Dieser Bereich steht natürlich nur einer ausgewählten Personengruppe zur Verfügung. Es wird aber auch möglich sein per SQL – Script Administration durchzuführen. </text:p>
        </text:list-item>
      </text:list>
      <text:h text:style-name="P51" text:outline-level="3"/>
      <text:h text:style-name="P51" text:outline-level="3"><text:bookmark-start text:name="__RefHeading___Toc40953045"/>1.2 Abgrenzungskriterien<text:bookmark-end text:name="__RefHeading___Toc40953045"/></text:h>
      <text:p text:style-name="Text_20_body">LBVSQL wird keine Buchhaltung im eigentlichen Sinne sein. Es werden keine Konten vorhanden sein. Sie ersetzt keine Fibu. ( Denkbar wäre eine Schnittstelle zu einer Buchhaltung, in der ersten Version nicht vorgesehen )</text:p>
      <text:p text:style-name="Text_20_body"/>
      <text:p text:style-name="Text_20_body">Es werden keine weitergehenden Informationen zu Landesbauernverbände, Kreisbauernschaften oder Ortsbauernschaften wie zum Beispiel Buchungen oder Rechnungen hinterlegt. Lediglich das Abrechnungsschema mit einer entsprechenden Abrechnungsview wird von LBVSQL verwaltet, hinzu kommen die üblichen Stammdaten zu den einzelnen Organisationen.</text:p>
      <text:p text:style-name="Text_20_body"/>
      <text:h text:style-name="P50" text:outline-level="2"><text:bookmark-start text:name="__RefHeading___Toc40953046"/><text:soft-page-break/>2 Einsatz<text:bookmark-end text:name="__RefHeading___Toc40953046"/></text:h>
      <text:h text:style-name="P51" text:outline-level="3"><text:bookmark-start text:name="__RefHeading___Toc40953047"/>2.1 Anwendungsbereiche<text:bookmark-end text:name="__RefHeading___Toc40953047"/></text:h>
      <text:p text:style-name="P13">Die Anwendung kann bei jeder Kreisbauernschaft installiert werden, sie kann aber auch zentral gesteuert werden und über WTS den einzelnen Geschäftsstellen zur Verfügung gestellt werden. Eine Verarbeitung über das Internet ist in der ersten Version noch nicht vorgesehen. </text:p>
      <text:p text:style-name="P13"/>
      <text:h text:style-name="P51" text:outline-level="3"><text:bookmark-start text:name="__RefHeading___Toc40953048"/>2.2 Zielgruppen<text:bookmark-end text:name="__RefHeading___Toc40953048"/></text:h>
      <text:p text:style-name="P13">Jeder Sachbearbeiter der die RLVWIN bearbeitet wird auch mit der LBVSQL arbeiten können. Sollten administrative Arbeiten vorgenommen werden, sind diese immer durch einen entsprechenden Verantwortlichen vorzunehmen. Diese Person benötig unter Umständen weiterreichende Kenntnisse der Anwendung und Rechte in technischer und organisatorischer Sicht als sie ein normaler Sachbearbeiter besitzt ( z.B.: erstellen eines neuen Beitragsschemas; ein neues Modul einführen; ein neues Abrechnungsschema einführen; Benutzer verwalten; etc. ).</text:p>
      <text:p text:style-name="P13"/>
      <text:h text:style-name="P51" text:outline-level="3"><text:bookmark-start text:name="__RefHeading___Toc40953049"/>2.3 Betriebsbedingungen<text:bookmark-end text:name="__RefHeading___Toc40953049"/></text:h>
      <text:list xml:id="list8513558157778602806" text:style-name="L1">
        <text:list-item>
          <text:p text:style-name="P14">die physikalische Umgebung des Systems</text:p>
        </text:list-item>
      </text:list>
      <text:p text:style-name="P13">Für den Betrieb der Software ist keine besondere physikalische Umgebung notwendig. Einzig die Tatsache das die Anwendung einen gewissen Bedarf an Resourcen für sich in Anspruch nimmt, könnte ein Problem darstellen. Ein Rechner auf dem LBVSQL läuft sollte zwischen 126, 254 bis 500 MB RAM besitzen. Sollte der Client über WTS betrieben werden sind entsprechende Vorkehrungen beim Zielkunden ( Kreisbauernschaften ) vorzunehmen.</text:p>
      <text:list xml:id="list42569292" text:continue-numbering="true" text:style-name="L1">
        <text:list-item>
          <text:p text:style-name="P14">tägliche Betriebszeit</text:p>
        </text:list-item>
      </text:list>
      <text:p text:style-name="P13">Die Datenbank wir natürlich durchgehend gestartet bleiben. Das Front – End wird unter Umständen ähnlich stark beansprucht, mindestens sind aber 10 Stunden pro Tag vorgesehen.</text:p>
      <text:list xml:id="list42581746" text:continue-numbering="true" text:style-name="L1">
        <text:list-item>
          <text:p text:style-name="P14">ständige Beobachtung des Systems durch den Bediener</text:p>
        </text:list-item>
      </text:list>
      <text:p text:style-name="P13">Eine stände Beobachtung des Systems sollte nicht vorgesehen sein. Einzig administrative Arbeiten, besonders im Bereich der Organisatorischen Rechteverwaltung, der Beitrags- und Abrechnungsschema, sowie die Wartung der Datenbank erfordert eine besondere Behandlung durch eine entsprechende Person. </text:p>
      <text:p text:style-name="P13"/>
      <text:h text:style-name="P51" text:outline-level="3"><text:bookmark-start text:name="__RefHeading___Toc40953050"/>3.1 Software<text:bookmark-end text:name="__RefHeading___Toc40953050"/></text:h>
      <text:p text:style-name="P13">LBVSQL wird für WIN95 / WIN98 / WINME / WIN NT / WIN 2000 und WIN XP realisiert. Im Falle von WIN XP sind in der ersten Version keine XP – üblichen Skins vorgesehen. ( Wird vom Entwicklungssystem nicht problemlos unterstützt)</text:p>
      <text:p text:style-name="P13"/>
      <text:p text:style-name="P13">Als Back – End ist jede relationale Datenbank vorgesehen ( z. B.: MSSQL, SYBASE, ORACLE, INTERBASE, CACHE, etc. ). Wichtig bei der Wahl des Back – Ends ist die Möglichkeit über ADO / OLEDB auf die Datenbank zugreifen zu können. LBVSQL wird keinen Native – Zugriff auf eine Datenbank vornehmen sondern über ADO auf Daten zugreifen. (ADO 2.1 bzw. 2.5; entsprechend OLEDB) </text:p>
      <text:p text:style-name="P13">Eine weitere Anforderung an die Datenbank ist das Vorhandensein einer eigenen Programmiersprache für die Entwicklung von Stored Procedures (z.B PLSQL für Oracle). Das Datenmodell ermöglicht an verschiednen Stellen den Einsatz von benutzerdefinierten Stored Procedures. Der Funkionsumfang wird erheblich vergrößert durch den Einsatz dieser Prozeduren. </text:p>
      <text:p text:style-name="P13">Die Datenbank muss SQL als Abfragesprache einsetzten können. Mindestanforderung ist SQL92. Die Abrechnung genau so wie die Beitragsberechnung wären ohne den Einsatz von Views nicht möglich.</text:p>
      <text:p text:style-name="P13"/>
      <text:p text:style-name="P13">In der ersten Version wird der Datenträgeraustausch über DTAWin Version 1.0.2 von Software aus Erwitte vorgenommen.</text:p>
      <text:p text:style-name="P13"/>
      <text:p text:style-name="P13"><text:soft-page-break/>LBVSQL wird mit einer Office – Schnittstelle ausgestattet. Diese Schnittstelle ermöglicht die Ansteuerung der Officekomponenten direkt aus LBVSQL. Somit kann zum Beispiel Word als Reportengine verwendet werden oder Daten direkt nach Excel übertragen werden. Es wird nach wie vor Word – Vorlagen für bestimmte Auswertungen geben. </text:p>
      <text:p text:style-name="P13"/>
      <text:p text:style-name="P13">Exporte und Importe werden nach wie vor in einem dBase und einem ASCII – Format vorgenommen sowie in einem XML – Format. Eine Datenbank die ein XML – Interface besitzt kann die Funktionalität verbessern, ist aber nicht unbedingt notwendig.</text:p>
      <text:p text:style-name="P13"><text:s/></text:p>
      <text:h text:style-name="P51" text:outline-level="3"><text:bookmark-start text:name="__RefHeading___Toc40953051"/>3.2 Hardware<text:bookmark-end text:name="__RefHeading___Toc40953051"/></text:h>
      <text:p text:style-name="P13">Das Back – End sollte auf einem entsprechenden DB – Server laufen. Ein guter DB – Server ist mit viel Speicher und einer schnellen Festplatte ausgerüstet. <text:s/>Ideal wäre es wenn die ganze Datenbank in den Speicher geladen wird. Bei der Festplatte ist darauf zu achten das verschiedenste Aktionen die Festplatte nicht immer wieder ausbremst. Auf einem DB – Server sollte wenn möglich nur die Datenbank laufen. Es ist aber unbedingt darauf zu achten das, das DB – File auf eine Festplatte liegt welche nicht von anderen Programmen verwendet wird.</text:p>
      <text:p text:style-name="P13"/>
      <text:p text:style-name="P13">Der Rechner für das Front – End sollte mit ausreichend RAM ausgestattet werden. (min. <text:s/>126 MB; ideal 500 MB).</text:p>
      <text:p text:style-name="P13"/>
      <text:h text:style-name="P51" text:outline-level="3"><text:bookmark-start text:name="__RefHeading___Toc40953052"/>3.3 Orgware<text:bookmark-end text:name="__RefHeading___Toc40953052"/></text:h>
      <text:p text:style-name="P13">Welche organisatorischen Voraussetzungen müssen für den Betrieb gegeben sein?</text:p>
      <text:h text:style-name="P50" text:outline-level="2"><text:bookmark-start text:name="__RefHeading___Toc40953053"/>4 Funktionen<text:bookmark-end text:name="__RefHeading___Toc40953053"/></text:h>
      <text:p text:style-name="P13">Beschreibung der Funktionalität aus Benutzersicht.</text:p>
      <text:h text:style-name="Heading_20_3" text:outline-level="3"><text:bookmark-start text:name="__RefHeading___Toc40953054"/>4.1 Adressbuch<text:bookmark-end text:name="__RefHeading___Toc40953054"/></text:h>
      <text:p text:style-name="Standard">Das Adressbuch sollte für jeden Anwender zur Verfügung stehen. Eine Ausnahme bilden die Personen-, <text:s/>Kontakt- und Adressdaten die als Privat gekennzeichnet wurden. Diese Daten können nur von der Person bearbeitet werden, welche die Daten angelegt hat. Es werden alle Personen im Adressbuch geführt welche als Mitglieder verwaltet werden. Allerdings können auch z. B. Sacharbeiter der Kreisbauernschaften im Adressbuch verwaltet werden. </text:p>
      <text:p text:style-name="Standard">Das Adressbuch kann direkt aufgerufen werden, es kann aber auch bei der Anlage eines Mitgliedes oder einer Akte in einem Assistenten aufgerufen werden. Um das Adressbuch übersichtlicher zu gestalten werden Gruppen eingeführt. Somit werden Adressen zu Gruppen zusammengefasst.</text:p>
      <text:p text:style-name="Standard"/>
      <text:p text:style-name="Standard">Folgende Arbeiten werden im Adressbuch ausgeführt:</text:p>
      <text:p text:style-name="Standard"/>
      <text:list xml:id="list7317135537060611536" text:style-name="WW8Num5">
        <text:list-item>
          <text:p text:style-name="P15">Person-, Kontakt- und Adressdaten anlegen und bearbeiten</text:p>
        </text:list-item>
        <text:list-item>
          <text:p text:style-name="P15">Peson-, Kontakt und Adressen löschen</text:p>
        </text:list-item>
        <text:list-item>
          <text:p text:style-name="P15">E – Mail an die Person</text:p>
        </text:list-item>
        <text:list-item>
          <text:p text:style-name="P15">Daten exportieren ( Funktion des Export / Importes; ASCII, dBase, XML)</text:p>
        </text:list-item>
        <text:list-item>
          <text:p text:style-name="P15">Daten importieren ( Funktion des Export / Importes; ASCII, dBase, XML)</text:p>
        </text:list-item>
        <text:list-item>
          <text:p text:style-name="P15">Auswertungen im Bezug auf Personen ( ruft eine Funktion des Berichtswesens auf )</text:p>
        </text:list-item>
      </text:list>
      <text:h text:style-name="Heading_20_3" text:outline-level="3"><text:bookmark-start text:name="__RefHeading___Toc40953055"/>4.2 Betriebsverwaltung<text:bookmark-end text:name="__RefHeading___Toc40953055"/></text:h>
      <text:p text:style-name="Standard">Die Betriebsverwaltung sollte für jeden Benutzer zur Verfügung stehen. Die Betriebsverwaltung kann direkt aufgerufen werden oder aber bei der Anlage eines Mitgliedes.</text:p>
      <text:p text:style-name="Standard"/>
      <text:p text:style-name="Standard">Folgende Arbeiten werden in der Betriebsverwaltung ausgeführt:</text:p>
      <text:p text:style-name="Standard"><text:soft-page-break/></text:p>
      <text:list xml:id="list42564976" text:continue-numbering="true" text:style-name="WW8Num5">
        <text:list-item>
          <text:p text:style-name="P15">Betrieb anlegen und bearbeiten</text:p>
        </text:list-item>
        <text:list-item>
          <text:p text:style-name="P15">Betriebsdaten bearbeiten ( Datenblatt )</text:p>
        </text:list-item>
        <text:list-item>
          <text:p text:style-name="P15">Betrieb löschen</text:p>
        </text:list-item>
        <text:list-item>
          <text:p text:style-name="P15">E – Mail an den Betrieb ( ruft eine Funktion des Adressbuches auf )</text:p>
        </text:list-item>
        <text:list-item>
          <text:p text:style-name="P15">Personen-, Kontakt- und Adressdaten bearbeiten ( ruft eine Funktion des Adressbuches auf )</text:p>
        </text:list-item>
        <text:list-item>
          <text:p text:style-name="P15">Betriebsdaten exportieren ( Funktion des Export / Importes; ASCII, dBase, XML)</text:p>
        </text:list-item>
        <text:list-item>
          <text:p text:style-name="P15">Betriebsdaten importieren ( Funktion des Export / Importes; ASCII, dBase, XML)</text:p>
        </text:list-item>
        <text:list-item>
          <text:p text:style-name="P15">Auswertungen im Bezug auf Betriebe ( ruft eine Funktion des Berichtswesens auf )</text:p>
        </text:list-item>
      </text:list>
      <text:h text:style-name="Heading_20_3" text:outline-level="3"><text:bookmark-start text:name="__RefHeading___Toc40953056"/>4.3 Mitgliederverwaltung<text:bookmark-end text:name="__RefHeading___Toc40953056"/></text:h>
      <text:p text:style-name="Standard">Die Mitgliederverwaltung steht jeden Benutzer zur Verfügung, allerdings kann ein Benutzer nur bestimmte Mitglieder bearbeiten. Welche Mitglieder dies sind ist abhängig von der entsprechenden Kreisbauernschaft, der Ortsbauernschaft oder des LBV.</text:p>
      <text:p text:style-name="Standard">Beim Login kann der Anwender auswählen welche dieser Organisationen er bearbeiten möchte. Die Auswahl der möglichen Organisationen wird in der Organisatorischen Rechteverwaltung auf jeden Benutzer individuell angepasst. </text:p>
      <text:p text:style-name="Standard">So ist es möglich das ein Benutzer nur die Kreisbauernschaft WELSEL bearbeitet, ein andere Benutzer aber WESEL und GELDERN und ein dritter Benutzer WESEL, GELDERN und BONN bearbeiten kann.</text:p>
      <text:p text:style-name="Standard">Personendaten werden aus dem Adressbuch bezogen, Betriebsdaten werden aus der Betriebsverwaltung bezogen.</text:p>
      <text:p text:style-name="Standard"/>
      <text:p text:style-name="Standard">Folgende Arbeiten werden in der Mitgliederverwaltung ausgeführt:</text:p>
      <text:p text:style-name="Standard"/>
      <text:list xml:id="list42554521" text:continue-numbering="true" text:style-name="WW8Num5">
        <text:list-item>
          <text:p text:style-name="P15">Mitglied anlegen und bearbeiten</text:p>
        </text:list-item>
        <text:list-item>
          <text:p text:style-name="P15">Mitglied löschen</text:p>
        </text:list-item>
        <text:list-item>
          <text:p text:style-name="P15">Buchen ( ruft eine Funktion der Faktura auf; es ist ein besonderes Recht für die Arbeit mit der Faktura notwendig)</text:p>
        </text:list-item>
        <text:list-item>
          <text:p text:style-name="P15">Rechnungen, Lastschriften und Gutschriften erstellen. ( ruft eine Funktion der Faktura auf; es ist ein besonderes Recht für die Arbeit mit der Faktura notwendig)</text:p>
        </text:list-item>
        <text:list-item>
          <text:p text:style-name="P15">Personen-, Kontakt- und Adressdaten bearbeiten ( ruft eine Funktion des Adressbuches auf )</text:p>
        </text:list-item>
        <text:list-item>
          <text:p text:style-name="P15">Betriebsdaten bearbeiten ( ruft eine Funktion der Betriebsverwaltung auf )</text:p>
        </text:list-item>
        <text:list-item>
          <text:p text:style-name="P15">E- Mail an das Mitglied ( ruft eine Funktion des Adressbuches auf )</text:p>
        </text:list-item>
        <text:list-item>
          <text:p text:style-name="P15">Auswertungen im Bezug auf Mitglieder ( ruft eine Funktion des Berichtswesens auf )</text:p>
        </text:list-item>
      </text:list>
      <text:h text:style-name="Heading_20_3" text:outline-level="3"><text:bookmark-start text:name="__RefHeading___Toc40953057"/>4.4 Aktenordner<text:bookmark-end text:name="__RefHeading___Toc40953057"/></text:h>
      <text:p text:style-name="Standard">Der Aktenordner steht jeden Benutzer zur Verfügung, allerdings kann ein Benutzer nur bestimmte Akten bearbeiten. Welche Akten dies sind ist abhängig von der entsprechenden Kreisbauernschaft, der Ortsbauernschaft oder des LBV.</text:p>
      <text:p text:style-name="Standard">Die Verbindung zu einer Organisation wird durch das <text:s/>Mitglied hergestellt. Wird ein Mitglied angelegt wird immer eine Akte angelegt, wird eine Akte angelegt wird immer ein Mitglied angelegt.</text:p>
      <text:p text:style-name="Standard">Beim Login kann der Anwender auswählen welche Organisation er bearbeiten möchte. Die Auswahl der möglichen Organisationen wird auf jeden Benutzer individuell angepasst. So ist es möglich das ein Benutzer nur die Kreisbauernschaft WELSEL bearbeitet, ein andere Benutzer aber WESEL und GELDERN und ein dritter Benutzer WESEL, GELDERN und BONN bearbeiten kann. </text:p>
      <text:p text:style-name="Standard">Jede Akte kann beliebig viele Unterakten besitzen. Unterakten sind gegenüber der Hauptakte immer gleich berechtig. Allerdings läst sich mit Hilfe von einer Hauptakte und mehreren Unterakten Organisationsstrukturen Abbilden. </text:p>
      <text:p text:style-name="Standard">z. B.: Hauptakte ist ein Juristisches Mitglied, eine Ortsbauernschaft; alle Unterakten sind natürliche Mitglieder, Mitglieder der Ortsbauernschaft. Wird den Unterakten der Beitragseinzug Sammelbucher zugewiesen, so wird der Beitrag nicht von der Unterakte eingezogen sonder immer von der Hauptakte. <text:soft-page-break/>Allerdings kann eine Unterakte auch einen Beitragseinzug Rechnung oder Lastschrift besitzen. In dem Fall wird der Beitrag von der Unterakte eingezogen.</text:p>
      <text:p text:style-name="Standard">Akten können beliebig viele Vorgänge zugeordnet werden. Jeder Vorgang kann komplexe Geschäftslogik auf dem Server durchführen. Einem Vorgang kann ein Folgevorgang zugeordnet werden und Wiedervorlageintervalle. Mit Hilfe der Automatischen Wiedervorlage lassen sich bestimmte Geschäftsprozesse automatisieren ohne das die Akte extra aufgerufen werden muss.</text:p>
      <text:p text:style-name="Standard"/>
      <text:p text:style-name="Standard">Folgende Arbeiten werden im Aktenordner durchgeführt:</text:p>
      <text:p text:style-name="Standard"/>
      <text:list xml:id="list42584944" text:continue-numbering="true" text:style-name="WW8Num5">
        <text:list-item>
          <text:p text:style-name="P15">Akte anlegen und bearbeiten</text:p>
        </text:list-item>
        <text:list-item>
          <text:p text:style-name="P15">Akte ablegen</text:p>
        </text:list-item>
        <text:list-item>
          <text:p text:style-name="P15">Akte löschen</text:p>
        </text:list-item>
        <text:list-item>
          <text:p text:style-name="P15">Aktenvorgang erstellen ( z. B. Rechnung erstellen, Akte ablegen, <text:s/>Beitrag buchen, etc. )</text:p>
        </text:list-item>
        <text:list-item>
          <text:p text:style-name="P15">Wiedervorlagen</text:p>
        </text:list-item>
        <text:list-item>
          <text:p text:style-name="P15">Wiedervorlagenhistorie ( nur für die aufgerufene Akte; kann nur eingesehen werden )</text:p>
        </text:list-item>
        <text:list-item>
          <text:p text:style-name="P15">Auswertungen im Bezug auf Akten ( ruft eine Funktion des Berichtswesens auf )</text:p>
        </text:list-item>
      </text:list>
      <text:h text:style-name="Heading_20_3" text:outline-level="3"><text:bookmark-start text:name="__RefHeading___Toc40953058"/>4.5 Ablage<text:bookmark-end text:name="__RefHeading___Toc40953058"/></text:h>
      <text:p text:style-name="Standard">Der Zugriff auf abgelegte Akten wird genauso verwaltet wie der Zugriff auf aktive Akten.</text:p>
      <text:p text:style-name="Standard"/>
      <text:p text:style-name="Standard">Folgende Arbeiten werden in der Ablage durchgeführt:</text:p>
      <text:p text:style-name="Standard"/>
      <text:list xml:id="list1577434438170519008" text:style-name="WW8Num14">
        <text:list-item>
          <text:p text:style-name="P16">Akte reaktivieren</text:p>
        </text:list-item>
        <text:list-item>
          <text:p text:style-name="P16">Akte löschen</text:p>
        </text:list-item>
      </text:list>
      <text:list xml:id="list42571112" text:continue-list="list42584944" text:style-name="WW8Num5">
        <text:list-item>
          <text:p text:style-name="P15">Auswertungen im Bezug auf abgelegte Akten ( ruft eine Funktion des Berichtswesens auf )</text:p>
        </text:list-item>
      </text:list>
      <text:h text:style-name="Heading_20_3" text:outline-level="3"><text:bookmark-start text:name="__RefHeading___Toc40953059"/>4.6 Faktura<text:bookmark-end text:name="__RefHeading___Toc40953059"/></text:h>
      <text:p text:style-name="Standard">Die Faktura steht nicht jedem Benutzer zur Verfügung. Es ist ein besonderes Recht zur Arbeit mit der Faktura notwendig. Hinzu kommt das, das Buchen von Beträgen, der Jahresabschluss, der DTAUS und ähnliche Funktionen abhängig von einer Kreisbauernschaft, einer Ortsbauernschaft oder aber einer LBV durchgeführt werden können.</text:p>
      <text:p text:style-name="Standard">Teilweise besteht die Faktura als eigenständiges Modul ( DTAUS, Jahresabschluss), teilweise wird die Faktura von anderen Modulen aufgerufen ( Buchen von der Mitgliederverwaltung ).</text:p>
      <text:p text:style-name="Standard"/>
      <text:p text:style-name="Standard">Folgende Funktionen werden in der Faktura durchgeführt:</text:p>
      <text:p text:style-name="Standard"/>
      <text:list xml:id="list5134723401889538733" text:style-name="WW8Num27">
        <text:list-item>
          <text:p text:style-name="P17">Beiträge bearbeiten</text:p>
        </text:list-item>
        <text:list-item>
          <text:p text:style-name="P17">Jahresabschluss</text:p>
        </text:list-item>
        <text:list-item>
          <text:p text:style-name="P17">Buchen ( wird aus der Mitgliederverwaltung heraus aufgerufen )</text:p>
        </text:list-item>
        <text:list-item>
          <text:p text:style-name="P17">DTAUS ( in der ersten Version ein Export von Buchungen für DTAWin 1.0.2 )</text:p>
        </text:list-item>
        <text:list-item>
          <text:p text:style-name="P17">Rechnungen, Lastschriften und Gutschriften (kann aus dem Aktenordner heraus aufgerufen werden)</text:p>
        </text:list-item>
      </text:list>
      <text:list xml:id="list42566085" text:continue-list="list42571112" text:style-name="WW8Num5">
        <text:list-item>
          <text:p text:style-name="P15">Auswertungen im Bezug auf Abrechungen ( ruft eine Funktion des Berichtswesens auf )</text:p>
        </text:list-item>
        <text:list-item>
          <text:p text:style-name="P15">Abrechnung mit dem LBV ( RLV ) </text:p>
        </text:list-item>
      </text:list>
      <text:h text:style-name="Heading_20_3" text:outline-level="3"><text:bookmark-start text:name="__RefHeading___Toc40953060"/>4.7 Export / Import<text:bookmark-end text:name="__RefHeading___Toc40953060"/></text:h>
      <text:p text:style-name="Standard">In der ersten Version werden Importe und Exporte über Export- / Importviews <text:s/>in Verbindung mit entsprechenden Funktionen ( Stored Procedures ) realisiert. Da es sich bei Views und Stored Procedures um Datenbankobjekte handelt, ist auf das Rollenkonzept der DB zu achten.</text:p>
      <text:p text:style-name="Standard"/>
      <text:p text:style-name="Standard">Folgende Exporte / Importe sind vorgesehen</text:p>
      <text:p text:style-name="Standard"/>
      <text:list xml:id="list1826169669881383265" text:style-name="WW8Num3">
        <text:list-item>
          <text:p text:style-name="P23"><text:soft-page-break/>LZ – Export</text:p>
        </text:list-item>
        <text:list-item>
          <text:p text:style-name="P23">LZ – Import </text:p>
        </text:list-item>
        <text:list-item>
          <text:p text:style-name="P18">Personendaten exportieren</text:p>
        </text:list-item>
        <text:list-item>
          <text:p text:style-name="P18">Personendaten importieren</text:p>
        </text:list-item>
        <text:list-item>
          <text:p text:style-name="P18">Betriebsdaten exportieren</text:p>
        </text:list-item>
        <text:list-item>
          <text:p text:style-name="P18">Betriebsdaten importieren</text:p>
        </text:list-item>
        <text:list-item>
          <text:p text:style-name="P18">DTAUS-Export ( Export von Buchungen; kann nur aus der Faktura heraus aufgerufen werden )</text:p>
        </text:list-item>
      </text:list>
      <text:h text:style-name="Heading_20_3" text:outline-level="3"><text:bookmark-start text:name="__RefHeading___Toc40953061"/>4.7 Automatische Wiedervorlage<text:bookmark-end text:name="__RefHeading___Toc40953061"/></text:h>
      <text:p text:style-name="Standard">Die automatische WV ermöglicht das Abarbeiten von Aktenvorgängen ohne das eine Akte extra aufgerufen werden muss. </text:p>
      <text:p text:style-name="Standard">Wird einem Mitglied z. B. jedem Monat eine Rechnung für Dienstleistungen gestellt, kann man dies über einen speziellen Aktenvorgang regeln, dem man einen Folgevorgang, ein Wiedervorlageintervall und eine Wiedervorlage zuweist.</text:p>
      <text:p text:style-name="Standard">Mit der automatischen WV wird die Wiedervorlage erkannt, der Vorgang Rechung durchgeführt, ein neuer Vorgang angelegt und mit einer WV entsprechend dem Wiedervorlageintervall versehen. Die nächste automatische WV legt dann wieder eine Rechnung an, usw.</text:p>
      <text:p text:style-name="Standard">Es werden nur die Vorgänge durchgeführt dessen Akte der entsprechende Benutzer einsehen kann.</text:p>
      <text:p text:style-name="Standard">Für die automatische WV ist ein besonderes Ausführungsrecht notwendig. Sie kann nicht von jedem Benutzer aufgerufen werden.</text:p>
      <text:p text:style-name="Standard"/>
      <text:p text:style-name="Standard">Folgende Arbeiten werden in der Automatischen Wiedervorlage durchgeführt:</text:p>
      <text:p text:style-name="Standard"/>
      <text:list xml:id="list5800684709444020135" text:style-name="WW8Num4">
        <text:list-item>
          <text:p text:style-name="P19">Vorgänge von Akten ( nach Kennung und Datum von – bis eingegrenzt ) ausführen</text:p>
        </text:list-item>
      </text:list>
      <text:h text:style-name="Heading_20_3" text:outline-level="3"><text:bookmark-start text:name="__RefHeading___Toc40953062"/>4.8 Notizbuch<text:bookmark-end text:name="__RefHeading___Toc40953062"/></text:h>
      <text:p text:style-name="Standard">Diese Funktion steht allen Benutzern zur Verfügung. Notizen können für eine Benutzer selber oder aber auch für einen anderen Benutzer hinterlegt werden. Diese Funktion soll keine Aufgabenverwaltung ersetzen!</text:p>
      <text:p text:style-name="Standard"/>
      <text:p text:style-name="Standard">Folgende Arbeiten werden im Notizbuch durchgeführt:</text:p>
      <text:p text:style-name="Standard"/>
      <text:list xml:id="list4249266137917413143" text:style-name="WW8Num23">
        <text:list-item>
          <text:p text:style-name="P20">Notizen anlegen und bearbeiten</text:p>
        </text:list-item>
        <text:list-item>
          <text:p text:style-name="P20">Notizen anderen Benutzern zuordnen</text:p>
        </text:list-item>
        <text:list-item>
          <text:p text:style-name="P20">Notizen löschen</text:p>
        </text:list-item>
        <text:list-item>
          <text:p text:style-name="P20">Notizen drucken</text:p>
        </text:list-item>
      </text:list>
      <text:h text:style-name="Heading_20_3" text:outline-level="3"><text:bookmark-start text:name="__RefHeading___Toc40953063"/>4.9 Berichtswesen<text:bookmark-end text:name="__RefHeading___Toc40953063"/></text:h>
      <text:p text:style-name="Standard">Das Berichtswesen steht jedem Benutzer zur Verfügung. Welche Berichte von welchem Benutzer erstellt werden können ist allerdings von der Organisatorischen Rechteverwaltung abhängig. Die Quelle für jeden Bericht wird von einer Berichtsview bereit gestellt. Da es sich bei Views um Datenbankobjekte handelt ist auf das Rollenkonzept der DB zu achten.</text:p>
      <text:p text:style-name="Standard"/>
      <text:p text:style-name="Standard">Ein Besonderer Bericht ist die Abrechnung mit dem entsprechenden LBV ( RLV ). Die Abrechnung mit dem LBV basiert immer auf einem bestehenden Abrechnungsschema. Da theoretisch jedem Mitglied ein eigenes Abrechnungsschema zugeordnet werden kann, sind natürlich im Bereich Abrechnung auch mehrer Berichte vorhanden.</text:p>
      <text:p text:style-name="Standard"/>
      <text:p text:style-name="Standard">Folgende Arbeiten werden im Berichtswesen durchgeführt:</text:p>
      <text:p text:style-name="Standard"><text:s/></text:p>
      <text:list xml:id="list140789872567577079" text:style-name="WW8Num20">
        <text:list-item>
          <text:p text:style-name="P21">Berichte einsehen und drucken</text:p>
        </text:list-item>
        <text:list-item>
          <text:p text:style-name="P21">Berichte exportieren ( ASCII, dBase, XML)</text:p>
        </text:list-item>
      </text:list>
      <text:h text:style-name="Heading_20_3" text:outline-level="3"><text:bookmark-start text:name="__RefHeading___Toc40953064"/><text:soft-page-break/>4.10 Allgemeine Stammdaten<text:bookmark-end text:name="__RefHeading___Toc40953064"/></text:h>
      <text:p text:style-name="Standard">Allgemeine Stammdaten stehen jedem Benutzer zur Verfügung. Allerdings muss peinlich darauf geachtet werden wer nur Leserechte und wer Lese- und Schreibrechte besitzt. Die Allgemeinen Stammdaten verwalten Informationen über Landesbauernverbände, den zugehörigen Kreisbauernschaften oder Orstbauernschaften. Um LBVSQL betreiben zu können müssen Informationen zu LBV’s, Kreisbauernschaften und Ortsbauernschaften vorhanden sein ( wird teilweise bei der Installation vorgenommen, muss aber vor Ort erweitert werden ). In den Stammdaten werden Anschriften und Ansprechpartner verwaltet sowie einem Abrechnungsschema.</text:p>
      <text:p text:style-name="Standard"/>
      <text:p text:style-name="Standard">Folgende Arbeiten werden in den allgemeinen Stammdaten durchgeführt:</text:p>
      <text:p text:style-name="Standard"/>
      <text:list xml:id="list1230543776698031655" text:style-name="WW8Num6">
        <text:list-item>
          <text:p text:style-name="P22">LBV anlegen und ändern </text:p>
        </text:list-item>
      </text:list>
      <text:p text:style-name="P39">Es müssen Anschriften und Sachbearbeiter zugeordnet werden; eventuell wird ein Abrechnungsschema zugeordnet. </text:p>
      <text:list xml:id="list42573014" text:continue-numbering="true" text:style-name="WW8Num6">
        <text:list-item>
          <text:p text:style-name="P22">LBV löschen</text:p>
        </text:list-item>
        <text:list-item>
          <text:p text:style-name="P22">Kreisbauernschaft anlegen und ändern</text:p>
        </text:list-item>
      </text:list>
      <text:p text:style-name="P39">Es müssen Anschriften und Sachbearbeiter zugeordnet werden; die Kreisbauernschaft muss einer LBV zugeordnet werden; eventuell wird ein Abrechnungsschema zugeordnet.</text:p>
      <text:list xml:id="list42577504" text:continue-numbering="true" text:style-name="WW8Num6">
        <text:list-item>
          <text:p text:style-name="P22">Kreisbauernschaft löschen</text:p>
        </text:list-item>
        <text:list-item>
          <text:p text:style-name="P22">Ortsbauernschaft anlegen und ändern</text:p>
        </text:list-item>
      </text:list>
      <text:p text:style-name="P39">Es müssen Anschriften und Sachbearbeiter zugeordnet werden; die Orstbauernschaft muss eine Kreisbauernschaft oder aber einer LBV zugeordnet werden; eventuell wird ein Abrechnungsschema zugeordnet.</text:p>
      <text:list xml:id="list42567682" text:continue-numbering="true" text:style-name="WW8Num6">
        <text:list-item>
          <text:p text:style-name="P22">Ortsbauernschaft löschen</text:p>
        </text:list-item>
      </text:list>
      <text:p text:style-name="Standard"/>
      <text:h text:style-name="Heading_20_3" text:outline-level="3"><text:bookmark-start text:name="__RefHeading___Toc40953065"/>4.11 Adminstrator<text:bookmark-end text:name="__RefHeading___Toc40953065"/></text:h>
      <text:p text:style-name="Standard">Der Administrator steht nicht jedem Benutzer zur Verfügung. Es ist ein besonderes Recht notwendig. Die Arbeit des Administrators ermöglicht erst den reibungslosen Ablauf der Anwendung. </text:p>
      <text:p text:style-name="Standard">Die Installation wird alle Bereiche abdecken um den alten Stand der RLVWin zur Verfügung zu stellen.</text:p>
      <text:p text:style-name="Standard">Der Administrator wird in verschiedene einzelne Hauptmodule aufgegliedert.</text:p>
      <text:p text:style-name="Standard"/>
      <text:p text:style-name="Standard">Folgende Arbeiten werden im Administrator durchgeführt:</text:p>
      <text:p text:style-name="Standard"/>
      <text:list xml:id="list6518462038642459514" text:style-name="WW8Num15">
        <text:list-item>
          <text:p text:style-name="P24">Beitragsschema erstellen ( eigenständiges Hauptmodul )</text:p>
        </text:list-item>
      </text:list>
      <text:p text:style-name="Text_20_body_20_indent">In der LBVSQL können verschiedene Beitragsschema ( in RLVWin Beitragsschlüssel ) angelegt werden. Diese Beitragsschema können aus festen ( Feldwert ) und berechneten (Stored Procedure) Einzelschlüssel bestehen. Die Summe solcher Einzelschlüssel bezeichnet das Beitragsschema, welches über eine Beitragsview die Einzelschlüssel zusammen fast. Diese Beitragsview ist Grundlage für die Verarbeitung des Mitgliederbeitrages. In LBVSQL kann theoretisch jedes Mitglied ein eigenes Beitragsschema besitzen. Die berechneten Einzelschlüssel können auf jede gespeichert Information eines Mitgliedes zugreifen. Sollte ein neuer Beitragsschlüssel eingeführt werden, braucht man nur eine neue Beitragsview zu erstellen und eventuelle neue Stored Procedures für berechnete Einzelschlüssel. Es sind keine Änderungen and der EXE notwendig und auch keine Änderungen am Datenmodell.</text:p>
      <text:list xml:id="list42560782" text:continue-numbering="true" text:style-name="WW8Num15">
        <text:list-item>
          <text:p text:style-name="P24">Abrechnungsschema erstellen ( eigenständiges Hauptmodul )</text:p>
        </text:list-item>
      </text:list>
      <text:p text:style-name="Text_20_body_20_indent">In der LBVSQL können verschiedene Abrechnungsschema erstellt werden. Rein theoretisch kann jedem Mitglied ein Abrechnungsschema zugeordnet werden. Das Abrechnungsschema stellt die Abrechnung mit dem LBV ( RLV ) dar. Wie das Beitragsschema besteht auch das Abrechnungschema aus Einzelschlüssel die über eine Abrechnungsview zusammengefasst werden. Natürlich kann jeder Einzelschlüssel einen berechneten Wert aus einer Stored Procedure liefern. Die Abrechnungsview kann zusätzlich Geschäftslogik einbringen.</text:p>
      <text:list xml:id="list42553861" text:continue-numbering="true" text:style-name="WW8Num15">
        <text:list-item>
          <text:p text:style-name="P24"><text:soft-page-break/>Makengenerator ( eigenständiges Hauptmodul )</text:p>
        </text:list-item>
      </text:list>
      <text:p text:style-name="P39">Der Maskengenerotor ermöglicht die Entwicklung von dynamischen Stammdatenmodulen. Ein Betriebsdatenblatt kann rein theoretisch von Betrieb zu Betrieb komplett anders aussehen. Wenn man sich nicht auf einen gemeinsamen Nenner einigen kann oder will ist es notwendig beide unterschiedlichen Strukturen zu unterstützen. Im Maskengenerator werden von der Datenquelle bis hin zu einzelnen Maskenfeldern alle Informationen für ein Stammdatenmodul hinterlegt. Diese Funktion wird in der ersten Version noch nicht zur Verfügung stehen. Die Daten für den Maskengenerator werden per SQL – Script eingefügt.</text:p>
      <text:list xml:id="list42559743" text:continue-numbering="true" text:style-name="WW8Num15">
        <text:list-item>
          <text:p text:style-name="P24">Logbuch und Debug-Logbuch </text:p>
        </text:list-item>
      </text:list>
      <text:p text:style-name="P40">Im Logbuch werden Einzelaktionen protokolliert. Das Logbuch kann nach Wunsch im Hauptmodul angezeigt werden. Das Debug – Logbuch protokolliert jeden Fehler ( Fehlernummer, Fehlercode aus der Datenbank und / oder der Anwendung ). Das Debug – Logbuch kann nach Wunsch im Hauptmodul angezeigt werden. Während ein normaler Benutzer nur von ihm erstellte Meldungen betrachten kann, stehen dem Administrator alle Einträge zur Verfügung. Der Administrator ist auch der einzige Benutzer der Logbücher löschen kann.</text:p>
      <text:list xml:id="list42568675" text:continue-numbering="true" text:style-name="WW8Num15">
        <text:list-item>
          <text:p text:style-name="P24">Datenhistorie</text:p>
        </text:list-item>
      </text:list>
      <text:p text:style-name="P40">Jede Aktion auf einer Tabelle kann in die Datenhistorie übernommen werden. Gespeichert werden Updates und Deletes.</text:p>
      <text:list xml:id="list42565490" text:continue-numbering="true" text:style-name="WW8Num15">
        <text:list-item>
          <text:p text:style-name="P24">Wiedervorlagenhistorie ( für alle Akten )</text:p>
        </text:list-item>
      </text:list>
      <text:p text:style-name="P40">In der Wiedervorlagenhistorie werden alle abgearbeiteten WV’s protokolliert. Der Administrator ist der einzige Benutzer der Zugriff auf alle WV’s hat und diese auch löschen darf.</text:p>
      <text:list xml:id="list42571008" text:continue-numbering="true" text:style-name="WW8Num15">
        <text:list-item>
          <text:p text:style-name="P24">Organisatorische Rechteverwaltung ( eigenständiges Hauptmodul )</text:p>
        </text:list-item>
      </text:list>
      <text:p text:style-name="P39">Die Organisatorische Rechteverwaltung ermöglicht die Anpassung bestimmter Funktionen aus Benutzersicht: welche Felder auf einer Maske sich sichtbar, welche Module sind vorhanden, welche Vorgänge dürfen wie bearbeitet werden, welcher Bericht kann erstellt und exportiert werden, welche Organisation ( LBV, Kreisbauernschaft, Ortsbauernschaft) kann bearbeitet werden.</text:p>
      <text:list xml:id="list42579158" text:continue-numbering="true" text:style-name="WW8Num15">
        <text:list-item>
          <text:p text:style-name="P24">Aktenvorlagen erstellen und bearbeiten</text:p>
        </text:list-item>
      </text:list>
      <text:p text:style-name="P40">Grundsätzlich kann jeder Benutzer einen Vorgang anlegen. Sollte eine Vorlage noch nicht als Vorgangsvorlage vorhanden sein, wird automatisch eine Vorgangsvorlage angelegt. Allerdings kann zu diesem Zeitpunkt nur der Benutzer welcher diesen Vorgang angelegt hat auch mit der dazugehörigen Vorgangsvorlage arbeiten. Der Administrator ist der einzige Benutzer der anderen Benutzern ein Zugriffrecht auf diese Vorgangsvorlage verteilen darf.</text:p>
      <text:list xml:id="list42557506" text:continue-numbering="true" text:style-name="WW8Num15">
        <text:list-item>
          <text:p text:style-name="P24">Löschen von Daten</text:p>
        </text:list-item>
      </text:list>
      <text:p text:style-name="Text_20_body_20_indent">Der normale Sacharbeiter kann wenn überhaupt Daten nur „sanft“ löschen. Das bedeutet der Datensatz wird besonders markiert damit er für normale Benutzer nicht mehr sichtbar ist. Nur ein Anwender mit besonderen Rechten ( Administrator) kann Daten „hart“ löschen.</text:p>
      <text:list xml:id="list2929846615638731136" text:style-name="WW8Num12">
        <text:list-item>
          <text:p text:style-name="P66">Dictionary und LBV – Global ( eigenständiges Hauptmodul )</text:p>
        </text:list-item>
      </text:list>
      <text:p text:style-name="P67">Das Dictionary und das LBV – Global verwaltet Daten die in der Anwendung nicht direkt sichtbar werden, sondern die Anwendung steuern. Die Verwaltung dieser Daten benötigt definitiv ein umfangreiches Wissen um Funktionsweise der LBVSQL.</text:p>
      <text:p text:style-name="P67"/>
      <text:h text:style-name="P50" text:outline-level="2"><text:bookmark-start text:name="__RefHeading___Toc40953066"/>5 Daten<text:bookmark-end text:name="__RefHeading___Toc40953066"/></text:h>
      <text:p text:style-name="P13">Beschreibung der langfristig zu speichernden Daten aus Benutzersicht.</text:p>
      <text:p text:style-name="P13"/>
      <text:p text:style-name="P13">Die ausführlichen Informationen zur Struktur der einzelnen Daten wird im Datenmodell aufgeführt.</text:p>
      <text:h text:style-name="Heading_20_3" text:outline-level="3"><text:bookmark-start text:name="__RefHeading___Toc40953067"/>5.1 Personendaten<text:bookmark-end text:name="__RefHeading___Toc40953067"/></text:h>
      <text:list xml:id="list697272206811821405" text:style-name="WW8Num2">
        <text:list-item>
          <text:p text:style-name="P25">Person</text:p>
        </text:list-item>
        <text:list-item>
          <text:p text:style-name="P25">Kontakt</text:p>
        </text:list-item>
        <text:list-item>
          <text:p text:style-name="P25">Adresse</text:p>
        </text:list-item>
        <text:list-item>
          <text:p text:style-name="P25">Bankverbindung</text:p>
        </text:list-item>
      </text:list>
      <text:h text:style-name="Heading_20_3" text:outline-level="3"><text:bookmark-start text:name="__RefHeading___Toc40953068"/><text:soft-page-break/>5.2 Betriebsdaten<text:bookmark-end text:name="__RefHeading___Toc40953068"/></text:h>
      <text:list xml:id="list7393363127591176215" text:style-name="WW8Num21">
        <text:list-item>
          <text:p text:style-name="P26">Betrieb</text:p>
        </text:list-item>
        <text:list-item>
          <text:p text:style-name="P26">Person zuweisen</text:p>
        </text:list-item>
        <text:list-item>
          <text:p text:style-name="P26">Kontakt</text:p>
        </text:list-item>
        <text:list-item>
          <text:p text:style-name="P26">Adresse</text:p>
        </text:list-item>
        <text:list-item>
          <text:p text:style-name="P26">Bankverbindungen</text:p>
        </text:list-item>
        <text:list-item>
          <text:p text:style-name="P26">Betriebsdatenblatt </text:p>
        </text:list-item>
      </text:list>
      <text:h text:style-name="Heading_20_3" text:outline-level="3"><text:bookmark-start text:name="__RefHeading___Toc40953069"/>5.3 Mitgliederdaten<text:bookmark-end text:name="__RefHeading___Toc40953069"/></text:h>
      <text:list xml:id="list7889698523012212261" text:style-name="WW8Num17">
        <text:list-item>
          <text:p text:style-name="P27">Person zuweisen</text:p>
        </text:list-item>
        <text:list-item>
          <text:p text:style-name="P27">Personenart</text:p>
        </text:list-item>
        <text:list-item>
          <text:p text:style-name="P27">Betrieb zuweisen</text:p>
        </text:list-item>
        <text:list-item>
          <text:p text:style-name="P27">Faktura </text:p>
        </text:list-item>
      </text:list>
      <text:p text:style-name="P41">Buchungen</text:p>
      <text:p text:style-name="P41">Rechnungen + Positionen</text:p>
      <text:p text:style-name="P41">Lastschriften + Positionen</text:p>
      <text:p text:style-name="P41">Gutschriften + Positionen</text:p>
      <text:p text:style-name="P41">Offene Posten</text:p>
      <text:h text:style-name="Heading_20_3" text:outline-level="3"><text:bookmark-start text:name="__RefHeading___Toc40953070"/>5.4 Aktendaten<text:bookmark-end text:name="__RefHeading___Toc40953070"/></text:h>
      <text:list xml:id="list768258856670624048" text:style-name="WW8Num22">
        <text:list-item>
          <text:p text:style-name="P28">Akte</text:p>
        </text:list-item>
        <text:list-item>
          <text:p text:style-name="P28">Aktenattribute</text:p>
        </text:list-item>
        <text:list-item>
          <text:p text:style-name="P28">Mitglied zuweisen</text:p>
        </text:list-item>
        <text:list-item>
          <text:p text:style-name="P28">Ablage</text:p>
        </text:list-item>
        <text:list-item>
          <text:p text:style-name="P28">Chronologie</text:p>
        </text:list-item>
        <text:list-item>
          <text:p text:style-name="P28">Wiedervorlagen</text:p>
        </text:list-item>
        <text:list-item>
          <text:p text:style-name="P28">Wiedervorlagenhistorie</text:p>
        </text:list-item>
        <text:list-item>
          <text:p text:style-name="P28">Vorgangsvorlagen</text:p>
        </text:list-item>
      </text:list>
      <text:h text:style-name="Heading_20_3" text:outline-level="3"><text:bookmark-start text:name="__RefHeading___Toc40953071"/>5.4 Abrechnungsdaten<text:bookmark-end text:name="__RefHeading___Toc40953071"/></text:h>
      <text:list xml:id="list296788570007164128" text:style-name="WW8Num26">
        <text:list-item>
          <text:p text:style-name="P29">Beitragsschema</text:p>
        </text:list-item>
        <text:list-item>
          <text:p text:style-name="P29">Abrechnungsschema</text:p>
        </text:list-item>
        <text:list-item>
          <text:p text:style-name="P29">Rechnungen, Lastschriften, Gutschriften ( + Positionen )</text:p>
        </text:list-item>
        <text:list-item>
          <text:p text:style-name="P29">Offene Posten</text:p>
        </text:list-item>
      </text:list>
      <text:h text:style-name="Heading_20_3" text:outline-level="3"><text:bookmark-start text:name="__RefHeading___Toc40953072"/>5.5 Dynamische Module<text:bookmark-end text:name="__RefHeading___Toc40953072"/></text:h>
      <text:list xml:id="list73228138578131678" text:style-name="WW8Num13">
        <text:list-item>
          <text:p text:style-name="P30">Dynamischen Module und deren Eigenschaften</text:p>
        </text:list-item>
      </text:list>
      <text:h text:style-name="Heading_20_3" text:outline-level="3"><text:bookmark-start text:name="__RefHeading___Toc40953073"/>5.6 Allgemeine Stammdaten<text:bookmark-end text:name="__RefHeading___Toc40953073"/></text:h>
      <text:list xml:id="list42563554" text:continue-numbering="true" text:style-name="WW8Num13">
        <text:list-item>
          <text:p text:style-name="P30">LBV</text:p>
        </text:list-item>
        <text:list-item>
          <text:p text:style-name="P30">Kreisbauernschaften</text:p>
        </text:list-item>
        <text:list-item>
          <text:p text:style-name="P30">Ortsbauernschaften</text:p>
        </text:list-item>
      </text:list>
      <text:h text:style-name="Heading_20_3" text:outline-level="3"><text:bookmark-start text:name="__RefHeading___Toc40953074"/>5.6 Allgemeine Benutzerdaten<text:bookmark-end text:name="__RefHeading___Toc40953074"/></text:h>
      <text:list xml:id="list3495747128615739918" text:style-name="WW8Num19">
        <text:list-item>
          <text:p text:style-name="P31">Notizen</text:p>
        </text:list-item>
      </text:list>
      <text:h text:style-name="Heading_20_3" text:outline-level="3"><text:bookmark-start text:name="__RefHeading___Toc40953075"/>5.7 Administrator<text:bookmark-end text:name="__RefHeading___Toc40953075"/></text:h>
      <text:list xml:id="list5653324148941381670" text:style-name="WW8Num7">
        <text:list-item>
          <text:p text:style-name="P32">Logbuch und Debug – Logbuch</text:p>
        </text:list-item>
        <text:list-item>
          <text:p text:style-name="P32"><text:soft-page-break/>Datenhistorie</text:p>
        </text:list-item>
        <text:list-item>
          <text:p text:style-name="P32">Organisatorische Rechteverwaltung ( logische Sicht auf LBVSQL, keine Rollen )</text:p>
        </text:list-item>
        <text:list-item>
          <text:p text:style-name="P9">Dictionary und LBV – Global</text:p>
        </text:list-item>
      </text:list>
      <text:h text:style-name="Heading_20_3" text:outline-level="3"><text:bookmark-start text:name="__RefHeading___Toc40953076"/>5.8 LBV – Global<text:bookmark-end text:name="__RefHeading___Toc40953076"/></text:h>
      <text:list xml:id="list7715502658429119363" text:style-name="WW8Num10">
        <text:list-item>
          <text:p text:style-name="P33">Initialisierungsdaten </text:p>
        </text:list-item>
        <text:list-item>
          <text:p text:style-name="P33">Tabellendefinitionen</text:p>
        </text:list-item>
        <text:list-item>
          <text:p text:style-name="P33">Tabellenkeys verwalten ( NEXTKEY )</text:p>
        </text:list-item>
        <text:list-item>
          <text:p text:style-name="P33">Währung, Einheiten, Mehrwertsteuertabelle</text:p>
        </text:list-item>
      </text:list>
      <text:p text:style-name="P42"/>
      <text:h text:style-name="P50" text:outline-level="2"><text:bookmark-start text:name="__RefHeading___Toc40953077"/>6 Leistungen<text:bookmark-end text:name="__RefHeading___Toc40953077"/></text:h>
      <text:p text:style-name="P13">Es sollen alle Mitgliederdaten einer oder mehrere LBV’s erfasst und verwaltet werden. </text:p>
      <text:p text:style-name="P13"/>
      <text:h text:style-name="P50" text:outline-level="2"><text:bookmark-start text:name="__RefHeading___Toc40953078"/>7 Benutzungsoberfläche<text:bookmark-end text:name="__RefHeading___Toc40953078"/></text:h>
      <text:p text:style-name="P13">Die Benutzeroberfläche wird sich die vorhanden Oberfläche der RLVWin als Vorblid nehmen und um ein gängiges Office – Look and Feel erweitern.</text:p>
      <text:p text:style-name="P13"/>
      <text:p text:style-name="P13">Es wird nach wie vor kein MDI ( Multi – Document – Interface) geben, allerdings werden modale Fenster eingeführt die ähnlich wie in Officeprodukten parallel zum Hauptmodul geöffnet werden können. Wird z. B. die Betriebsverwaltung geöffnet, kann das Datenblatt in einem separatem modalen Fenster geöffnet und bearbeitet werden. Diese modalen Fenster sind zum Teil fest codiert werden aber auch aus dem Maskengenerator dynamisch entwickelt.</text:p>
      <text:p text:style-name="P13"/>
      <text:p text:style-name="P13">Neue Datensätze werden nicht mehr direkt in eine Maske eingegeben sondern über einen Assistenten erstellt. Will man z. B. ein neues Mitglied anlegen wird Schritt für Schritt jede Information angelegt. Dabei werden die einzelnen Schritte in logische Gruppen zusammengefasst. Je nach dem welche Daten im Schritt X angegeben wurden, verändert sich der weitere Verlauf der Eingabe. Wird z.B. ein Mitglied eingegeben zu dem im Adressbuch noch keine Person angelegt wurde, wird erst das Adressbuch im Assistenten geöffnet, die Person angelegt und dann in der Eingabe für das Mitglied fortgesetzt. Ist das Mitglied als Person schon vorhanden, kann es einfach aus dem Adressbuch ausgewählt werden und die Eingabe sofort fortgesetzt werden.</text:p>
      <text:p text:style-name="P13"/>
      <text:p text:style-name="P13">Die Menustruktur gliedert sich in einen statischen und einen variablen Teil. Der statische Teil bezieht sich immer auf Standardfunktionen. Der variable Teil bezieht sich ausschließlich auf das aufgerufene Modul. Ein modales Fenster wird immer seine eigene Menuleiste führen.</text:p>
      <text:p text:style-name="P13"/>
      <text:p text:style-name="P13">Die Toolbar wird ebenfalls in einen statischen und einen variablen Teil gegliedert. Die oberste Toolbar ist immer statisch und stellt Standardfunktionen zur Verfügung. Die untere Toolbar ist immer variabel und bezieht sich ausschließlich auf das aufgerufene Modul. Der Aufbau einer Toolbar ist teilweise von jedem Windowsbenutzer frei wählbar. Für WTS fällt diese Funktionalität weg. Ein modales Fenster wird immer seine eigene Toolbar besitzen.</text:p>
      <text:p text:style-name="P13"/>
      <text:p text:style-name="P13">Aktionen können in drei verschiedenen Fenstern angezeigt werden. Der Monitor beschreibt den Fortschritt einer Aktion, das Logbuch zeigt Standardinformationen an, das Debug – Fenster zeigt ausschließlich Fehlermeldungen an. Alle Fenster können ausgeschaltet werden, können zu einem gossen Fenster zusammengestellt werden und können in das Hauptmodul an der unteren Seite eingefügt werden. Diese Einstellungen sind für jeden Windowsbenutzer frei wählbar. Für WTS muß eine Standardeinstellung gefunden werden.</text:p>
      <text:p text:style-name="P13"/>
      <text:p text:style-name="P13"><text:soft-page-break/>Jedes Hauptmodul kann theoretisch als modales Fenster geöffnet werden. Wird z. B. das Adressbuch als Hauptmodul geöffnet ist es fester Bestandteil des Hauptfensters. In diesem Fall gibt es eine Browsesicht und eine Formularsicht. Die Browsesicht zeigt alle Personen an und dient zur Auswahl / Navigation, die Formularsicht zeigt alle Einzelheiten zu einer ausgewählten Person an ( vergleichbar mit dem Mitgliedermodul aus der RLVWin). Wird aber die Mitgliederverwaltung als Hauptmodul aufgerufen und man möchte die Personendaten zu einem Mitglied ändern wird das Adressbuch in einem modalen Fenster geöffnet.</text:p>
      <text:p text:style-name="P13"><text:s/></text:p>
      <text:h text:style-name="P50" text:outline-level="2"><text:bookmark-start text:name="__RefHeading___Toc40953079"/>8 Qualitätsziele<text:bookmark-end text:name="__RefHeading___Toc40953079"/></text:h>
      <text:p text:style-name="P13">Welche Qualität soll das neue System besitzen?</text:p>
      <text:p text:style-name="P13"/>
      <text:h text:style-name="P50" text:outline-level="2"><text:bookmark-start text:name="__RefHeading___Toc40953080"/>9 Globale Testszenarios<text:bookmark-end text:name="__RefHeading___Toc40953080"/></text:h>
      <text:p text:style-name="P13">Führen Sie anwendungsbezogene Testfälle auf. Sie betreffen i.allg. mehrere Funktionen. </text:p>
      <text:p text:style-name="P13"/>
      <text:h text:style-name="P50" text:outline-level="2"><text:bookmark-start text:name="__RefHeading___Toc40953081"/>10 Ergänzungen<text:bookmark-end text:name="__RefHeading___Toc40953081"/></text:h>
      <text:h text:style-name="Heading_20_3" text:outline-level="3"><text:bookmark-start text:name="__RefHeading___Toc40953082"/>10.1 Format eines Primärschlüssels<text:bookmark-end text:name="__RefHeading___Toc40953082"/></text:h>
      <text:p text:style-name="Standard">Jede Tabelle identifiziert ihre Daten eindeutig über einen Primärschlüssel. Ein Primärschlüssel ist eindeutig und kann niemals NULL enthalten. </text:p>
      <text:p text:style-name="Standard"/>
      <text:p text:style-name="Standard">Der Primärschlüssel wird in LBVSQL automatisch beim Insert generiert. Der Schlüssel wird in Unterschlüssel aufgegliedert. </text:p>
      <text:p text:style-name="Standard"/>
      <text:p text:style-name="Standard">Folgendendes Format bildet den Key:</text:p>
      <text:p text:style-name="Standard"/>
      <text:list xml:id="list8653421253260530388" text:style-name="WW8Num11">
        <text:list-item>
          <text:p text:style-name="P34">Datenbankversion, 3 Stellen</text:p>
        </text:list-item>
      </text:list>
      <text:p text:style-name="P40">Die Datenbankversion wird aus der Tabelle DB_VERSION des LBV – Globals ermittelt</text:p>
      <text:list xml:id="list42562382" text:continue-numbering="true" text:style-name="WW8Num11">
        <text:list-item>
          <text:p text:style-name="P34">Tabellennummer, 3 Stellen</text:p>
        </text:list-item>
      </text:list>
      <text:p text:style-name="P40">Die aktuelle Tabellennummer einer Tabelle wird aus der Tabelle TABELLENDEF des LBV – Globals ermittelt</text:p>
      <text:list xml:id="list42584682" text:continue-numbering="true" text:style-name="WW8Num11">
        <text:list-item>
          <text:p text:style-name="P34">Laufende Nummer, 7 Stellen</text:p>
        </text:list-item>
      </text:list>
      <text:p text:style-name="Text_20_body_20_indent">Die laufende Nummer wird aus der Tabelle NEXTKEY ermittelt.</text:p>
      <text:p text:style-name="Standard"/>
      <text:p text:style-name="Standard">Der Primärkey 1000010000001 entsteht wie folgt: 100 Datenbankversion 001 Tabellennummer 0000001 laufende Nummer.</text:p>
      <text:p text:style-name="Standard"/>
      <text:p text:style-name="Standard">Zum einen läst sich anhand eines Keys ermitteln welche Datenmodellversion verwendet wird, zum anderen kann ermittelt werden aus welcher Tabelle ein Key stammt. Da kein Server die gleiche Datenbankversion führen wird, ist es immer möglich Daten auszutauschen ohne Gefahr zu laufen das es zu Schlüsselverletzungen aufgrund von doppelten Primärschlüsseln kommt.</text:p>
      <text:p text:style-name="Standard"/>
      <text:h text:style-name="Heading_20_3" text:outline-level="3"><text:bookmark-start text:name="__RefHeading___Toc40953083"/>10.2 Der Stempel<text:bookmark-end text:name="__RefHeading___Toc40953083"/></text:h>
      <text:p text:style-name="Standard">Jede Tabelle besitzt einen Stempel. Am Stempel kann festgestellt werden wann ein Datensatz angelegt wurde und von wem und wer einen Datensatz zuletzt bearbeitet hat und wann dies geschehen ist.</text:p>
      <text:p text:style-name="Standard"/>
      <text:p text:style-name="Standard">Der Stempel besteht aus 4 Feldern:</text:p>
      <text:p text:style-name="Standard"/>
      <text:list xml:id="list42563695" text:continue-numbering="true" text:style-name="WW8Num11">
        <text:list-item>
          <text:p text:style-name="P34"><text:soft-page-break/>CREUSER_ID</text:p>
        </text:list-item>
      </text:list>
      <text:p text:style-name="P40">Das Feld beinhaltet den Namen des angemeldeten Benutzers</text:p>
      <text:list xml:id="list42558981" text:continue-numbering="true" text:style-name="WW8Num11">
        <text:list-item>
          <text:p text:style-name="P34">CRE_DATE</text:p>
        </text:list-item>
      </text:list>
      <text:p text:style-name="P40">Das Feld beinhaltet das Erstellungsdatum</text:p>
      <text:list xml:id="list42582338" text:continue-numbering="true" text:style-name="WW8Num11">
        <text:list-item>
          <text:p text:style-name="P34">CHGUSSER_ID</text:p>
        </text:list-item>
      </text:list>
      <text:p text:style-name="P40">Das Feld beinhaltet den Namen des angemeldeten Benutzers</text:p>
      <text:list xml:id="list42558147" text:continue-numbering="true" text:style-name="WW8Num11">
        <text:list-item>
          <text:p text:style-name="P34">CHG_DATE</text:p>
        </text:list-item>
      </text:list>
      <text:p text:style-name="P40">Das Feld beinhaltet das Änderungsdatum</text:p>
      <text:p text:style-name="P13"/>
      <text:p text:style-name="Standard">CREUSER_ID und CRE_DATE werden automatisch beim Insert gefüllt, CHGUSER_ID und CHG_DATE werden automatisch beim Update gefüllt.</text:p>
      <text:p text:style-name="Standard"/>
      <text:h text:style-name="Heading_20_3" text:outline-level="3"><text:bookmark-start text:name="__RefHeading___Toc40953084"/>10.3 Das Feld SOFTDEL<text:bookmark-end text:name="__RefHeading___Toc40953084"/></text:h>
      <text:p text:style-name="Standard">Ein normaler Benutzer kann niemals Daten hart löschen, vielmehr wird das Feld SOFTDEL von „N“ auf „J“ gesetzt. Jede Tabelle besitzt das Feld SOFTDEL. Ein Datensatz in dem das Feld SOFTDEL auf „J“ steht kann nur noch vom Administrator eingesehen werden. </text:p>
      <text:p text:style-name="Standard"/>
      <text:p text:style-name="Standard">Versehentlich gelöschte Daten können somit jederzeit reaktiviert werden. Dies darf allerdings auch nur der Administrator.</text:p>
      <text:p text:style-name="Standard"/>
      <text:h text:style-name="Heading_20_3" text:outline-level="3"><text:bookmark-start text:name="__RefHeading___Toc40953085"/>10.4 Das Feld TAG<text:bookmark-end text:name="__RefHeading___Toc40953085"/></text:h>
      <text:p text:style-name="Standard">Jede Tabelle besitzt das Feld TAG. Das Feld TAG wird von LBVSQL nicht verwendet, vielmehr steht es Entwicklern für die freie Verwendung zur Verfügung.</text:p>
      <text:p text:style-name="Standard"/>
      <text:h text:style-name="Heading_20_3" text:outline-level="3"><text:s/><text:bookmark-start text:name="__RefHeading___Toc40953086"/>10.5 USER_VIEWS<text:bookmark-end text:name="__RefHeading___Toc40953086"/></text:h>
      <text:p text:style-name="Standard">Unter USER_VIEWS versteht man in LBVSQL Views über welche Daten in Tabellen eingegeben und bearbeitet werden. In LBVSQL wird niemals direkt auf ein Tabelle zugegriffen. </text:p>
      <text:p text:style-name="Standard">Aus Benutzersicht werden alle notwendigen Grants ( Rechtevergabe ) zwischen Benutzer und USER_VIEW erstellt. Jede Tabelle wird seine entsprechende USER_VIEW erhalten. Diese Views müssen Updateable sein, ansonsten wäre eine Datenmanipulation über die Views nicht möglich.</text:p>
      <text:p text:style-name="Standard">Sämtliche Datenbankobjekte somit auch die Tabellen und die USER_VIEWS werden in einem Adminschema erstellt. Der Administrator ist Eigentümer dieses Schemas. Das Adminschema lautet wenn möglich LBVADMIN.</text:p>
      <text:p text:style-name="Standard"/>
      <text:h text:style-name="Heading_20_3" text:outline-level="3"><text:bookmark-start text:name="__RefHeading___Toc40953087"/>10.6 Rechte Vergabe unter LBVSQL<text:bookmark-end text:name="__RefHeading___Toc40953087"/></text:h>
      <text:p text:style-name="Standard">In der LBVSQL wird zwischen technische und organisatorischen Rollen unterschieden. Technische Rollen werden niemals einem Benutzer direkt zugewiesen. Einem Benutzer werden nur organisatorische Rollen zugewiesen. </text:p>
      <text:p text:style-name="Standard">In einer organisatorischen Rolle werden eine oder mehrere technische Rollen vereinigt. </text:p>
      <text:p text:style-name="Standard"/>
      <text:p text:style-name="Standard">Den technischen Rollen werden die Zugriffsrechte auf eine USER_VIEW zugewiesen. Niemals werden Zugriffsrechte einer Tabelle direkt zugewiesen.</text:p>
      <text:p text:style-name="Standard"/>
      <text:p text:style-name="Standard">z. B.: Rechte Vergabe der USER_VIEW UV_PERSON</text:p>
      <text:p text:style-name="Standard"/>
      <text:list xml:id="list42583822" text:continue-numbering="true" text:style-name="WW8Num11">
        <text:list-item>
          <text:p text:style-name="P10">GRANT SELECT ON UV _PERSON TO SELECT_LBVSQL_ROLE</text:p>
        </text:list-item>
        <text:list-item>
          <text:p text:style-name="P10">GRANT INSERT ON UV_PERSON TO INSERT_LBVSQL_ROLE</text:p>
        </text:list-item>
        <text:list-item>
          <text:p text:style-name="P10"><text:soft-page-break/>GRANT UPDATE ON UV_PERSON TO UPDATE_LBVSQL_ROLE</text:p>
        </text:list-item>
        <text:list-item>
          <text:p text:style-name="P10">GRANT DELETE ON UV_PERSON TO DELETE_LBVSQL_ROLE</text:p>
        </text:list-item>
      </text:list>
      <text:p text:style-name="P8"/>
      <text:list xml:id="list42555506" text:continue-numbering="true" text:style-name="WW8Num11">
        <text:list-item>
          <text:p text:style-name="P10">GRANT SELECT_LBVSQL_ROLE TO SACHBEARBEITER_LBVSQL_ROLE</text:p>
        </text:list-item>
        <text:list-item>
          <text:p text:style-name="P10">GRANT INSERT_LBVSQL_ROLE TO SACHBEARBEITER_LBVSQL_ROLE</text:p>
        </text:list-item>
        <text:list-item>
          <text:p text:style-name="P10">GRANT UPDATE_LBVSQL_ROLE TO SACHBEARBEITER_LBVSQL_ROLE</text:p>
        </text:list-item>
      </text:list>
      <text:p text:style-name="P43"/>
      <text:list xml:id="list42557288" text:continue-numbering="true" text:style-name="WW8Num11">
        <text:list-item>
          <text:p text:style-name="P10">GRANT SACHBEARBEITER_LBVSQL_ROLE TO ALFRED</text:p>
        </text:list-item>
      </text:list>
      <text:p text:style-name="P8"/>
      <text:p text:style-name="P8"/>
      <text:p text:style-name="P8">SELECT_LBVSQL_ROLE, INSERT_LBVSQL_ROLE, UPDATE_LBVSQL_ROLE und DELETE_LBVSQL_ROLE sind technische Rollen.</text:p>
      <text:p text:style-name="P8"/>
      <text:p text:style-name="Standard">SACHBEARBEITER_LBVSQL_ROLE ist eine organisatorische Rolle.</text:p>
      <text:p text:style-name="Standard"/>
      <text:p text:style-name="Standard">ALFRED ist ein Benutzer in der Datenbank.</text:p>
      <text:p text:style-name="Standard"/>
      <text:p text:style-name="Standard">Die technischen Rollen müssen nur einmal den organisatorischen Rollen zugewiesen werden. Immer wenn ein neuer Benutzer angelegt wird, braucht man nur noch dem Benutzer eine entsprechende organisatorische Rolle zuweisen.</text:p>
      <text:p text:style-name="Standard"/>
      <text:p text:style-name="Standard">Folgende technische Rollen sind vorgesehen:</text:p>
      <text:p text:style-name="Standard"/>
      <text:list xml:id="list5450433602779710108" text:style-name="WW8Num8">
        <text:list-item>
          <text:p text:style-name="P11">SELECT_LBVSQL_ROLE</text:p>
        </text:list-item>
        <text:list-item>
          <text:p text:style-name="P11">INSERT_LBVSQL_ROLE</text:p>
        </text:list-item>
        <text:list-item>
          <text:p text:style-name="P37">UPDATE_LBVSQL_ROLE</text:p>
        </text:list-item>
        <text:list-item>
          <text:p text:style-name="P37">DELETE_LBVSQL_ROLE</text:p>
        </text:list-item>
      </text:list>
      <text:p text:style-name="P36"/>
      <text:p text:style-name="Standard">Folgende organisatorische Rollen sind vorgesehen:</text:p>
      <text:p text:style-name="Standard"/>
      <text:list xml:id="list7197979811156435197" text:style-name="WW8Num18">
        <text:list-item>
          <text:p text:style-name="P35">GAST_LBVSQL_ROLE</text:p>
        </text:list-item>
      </text:list>
      <text:p text:style-name="P40">Beinhaltet nur die technische Roll SELECT_LBVSQL_ROLE</text:p>
      <text:list xml:id="list42563409" text:continue-numbering="true" text:style-name="WW8Num18">
        <text:list-item>
          <text:p text:style-name="P35">SACHBEARBEITER_LBVSQL_ROLE</text:p>
        </text:list-item>
      </text:list>
      <text:p text:style-name="P40">Beinhaltete folgende technische Rollen: SELECT_LBVSQL_ROLE, INSERT_LBVSQL_ROLE, UPDATE_LBVSQL_ROLE</text:p>
      <text:list xml:id="list42585769" text:continue-numbering="true" text:style-name="WW8Num18">
        <text:list-item>
          <text:p text:style-name="P12">ADMIN_LBVSQL_ROLE</text:p>
        </text:list-item>
      </text:list>
      <text:p text:style-name="P40">Beinhaltete folgende technische Rollen: SELECT_LBVSQL_ROLE, INSERT_LBVSQL_ROLE, UPDATE_LBVSQL_ROLE, DELETE_LBVSQL_RO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26pt" fo:font-weight="bold" style:font-size-asian="26pt"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26pt" style:font-size-asian="26pt"/>
    </style:style>
    <style:style style:name="Heading_20_6" style:display-name="Heading 6" style:family="paragraph" style:parent-style-name="Standard" style:next-style-name="Standard" style:default-outline-level="6" style:class="text">
      <style:paragraph-properties fo:margin="100%" fo:margin-left="1.249cm" fo:margin-right="0cm" fo:text-indent="0cm" style:auto-text-indent="false" fo:keep-with-next="always"/>
      <style:text-properties fo:font-size="12pt" fo:language="en" fo:country="US" fo:font-weight="bold" style:font-size-asian="12pt"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fo:font-size="26pt" style:font-size-asian="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100%" fo:margin-left="1.249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St1z0" style:family="text">
      <style:text-properties style:font-name="Symbol" style:font-name-comple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4" style:family="table">
      <style:table-properties style:width="16.984cm" fo:margin-left="-0.132cm" table:align="left" style:writing-mode="lr-tb"/>
    </style:style>
    <style:style style:name="Tabelle4.A" style:family="table-column">
      <style:table-column-properties style:column-width="1.625cm"/>
    </style:style>
    <style:style style:name="Tabelle4.B" style:family="table-column">
      <style:table-column-properties style:column-width="9.061cm"/>
    </style:style>
    <style:style style:name="Tabelle4.C" style:family="table-column">
      <style:table-column-properties style:column-width="2.431cm"/>
    </style:style>
    <style:style style:name="Tabelle4.D" style:family="table-column">
      <style:table-column-properties style:column-width="0.288cm"/>
    </style:style>
    <style:style style:name="Tabelle4.E" style:family="table-column">
      <style:table-column-properties style:column-width="3.563cm"/>
    </style:style>
    <style:style style:name="Tabelle4.1" style:family="table-row">
      <style:table-row-properties style:min-row-height="0.386cm" style:keep-together="true" fo:keep-together="auto"/>
    </style:style>
    <style:style style:name="Tabelle4.A1" style:family="table-cell">
      <style:table-cell-properties style:vertical-align="top" fo:padding-left="0.123cm" fo:padding-right="0.123cm" fo:padding-top="0cm" fo:padding-bottom="0cm" fo:border="none" style:writing-mode="lr-tb"/>
    </style:style>
    <style:style style:name="Tabelle4.2" style:family="table-row">
      <style:table-row-properties style:min-row-height="0.21cm" style:keep-together="true" fo:keep-together="auto"/>
    </style:style>
    <style:style style:name="Tabelle4.A2"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4.3" style:family="table-row">
      <style:table-row-properties style:keep-together="true" fo:keep-together="auto"/>
    </style:style>
    <style:style style:name="Tabelle4.A3" style:family="table-cell">
      <style:table-cell-properties style:vertical-align="top" fo:padding-left="0.123cm" fo:padding-right="0.123cm" fo:padding-top="0cm" fo:padding-bottom="0cm" fo:border="0.018cm solid #000000" style:writing-mode="lr-tb"/>
    </style:style>
    <style:style style:name="MP1" style:family="paragraph" style:parent-style-name="Header">
      <style:paragraph-properties fo:text-align="center" style:justify-single-word="false"/>
      <style:text-properties fo:font-size="20pt" style:text-underline-style="solid" style:text-underline-width="auto" style:text-underline-color="font-color" fo:font-weight="bold" style:font-size-asian="20pt" style:font-weight-asian="bold" style:font-name-complex="Arial" style:font-weight-complex="bold"/>
    </style:style>
    <style:style style:name="MP2" style:family="paragraph" style:parent-style-name="Header">
      <style:paragraph-properties fo:text-align="center" style:justify-single-word="false"/>
      <style:text-properties fo:font-size="14pt" fo:font-weight="bold" style:font-size-asian="14pt" style:font-weight-asian="bold" style:font-name-complex="Arial" style:font-weight-complex="bold"/>
    </style:style>
    <style:style style:name="MP3" style:family="paragraph" style:parent-style-name="Standard">
      <style:text-properties fo:font-style="italic" fo:font-weight="bold" style:font-style-asian="italic" style:font-weight-asian="bold" style:font-style-complex="italic"/>
    </style:style>
    <style:style style:name="MP4" style:family="paragraph" style:parent-style-name="Footer">
      <style:text-properties fo:font-weight="bold" style:font-weight-asian="bold" style:font-weight-complex="bold"/>
    </style:style>
    <style:style style:name="MP5" style:family="paragraph" style:parent-style-name="Footer">
      <style:paragraph-properties style:snap-to-layout-grid="false"/>
      <style:text-properties fo:font-weight="bold" style:font-weight-asian="bold" style:font-weight-complex="bold"/>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fo:font-size="9pt" fo:font-weight="bold" style:font-size-asian="9pt" style:font-weight-asian="bold" style:font-name-complex="Arial" style:font-weight-complex="bold"/>
    </style:style>
    <style:style style:name="MT2" style:family="text">
      <style:text-properties fo:font-weight="bold" style:font-weight-asian="bold" style:font-weight-complex="bold"/>
    </style:style>
    <style:style style:name="Mfr1" style:family="graphic" style:parent-style-name="Frame">
      <style:graphic-properties fo:margin-left="0.249cm" fo:margin-right="0.249cm"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249cm" fo:margin-right="0.249cm" style:wrap="dynamic"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draw:wrap-influence-on-position="once-successiv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31cm" fo:margin-bottom="0.432cm" style:dynamic-spacing="true"/>
      </style:header-style>
      <style:footer-style>
        <style:header-footer-properties fo:min-height="0.531cm" fo:margin-top="0.432cm" style:dynamic-spacing="true"/>
      </style:footer-style>
    </style:page-layout>
    <style:page-layout style:name="Mpm2">
      <style:page-layout-properties fo:page-width="21.001cm" fo:page-height="29.7cm" style:num-format="1" style:print-orientation="portrait" fo:margin-top="1.801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531cm" fo:margin-top="0.432cm" style:dynamic-spacing="true"/>
      </style:footer-style>
    </style:page-layout>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0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ext:p text:style-name="Header"><draw:frame draw:style-name="Mfr1" draw:name="Rahmen1" text:anchor-type="paragraph" svg:x="2.678cm" svg:y="1.782cm" svg:width="11.636cm" draw:z-index="7"><draw:text-box fo:min-height="2.171cm"><text:p text:style-name="MP1">Software aus Erwitte</text:p><text:p text:style-name="MP2">Inh. Alfred Gerke</text:p><text:p text:style-name="MP3"/></draw:text-box></draw:frame></text:p>
        <text:p text:style-name="Header"/>
        <text:p text:style-name="Header"/>
        <text:p text:style-name="Header"/>
        <text:p text:style-name="Header"/>
        <text:p text:style-name="Header"/>
        <text:p text:style-name="Header"/>
        <text:p text:style-name="Header"><draw:frame draw:style-name="Mfr2" draw:name="Grafik2" text:anchor-type="paragraph" svg:x="14.986cm" svg:y="0.764cm" svg:width="3.923cm" svg:height="3.076cm" draw:z-index="24"><draw:image xlink:href="Pictures/10000000000001980000014010293FDB.png" xlink:type="simple" xlink:show="embed" xlink:actuate="onLoad"/></draw:frame></text:p>
      </style:header>
      <style:footer>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MP4">E-Mail:</text:p>
            </table:table-cell>
            <table:table-cell table:style-name="Tabelle4.A1" office:value-type="string">
              <text:p text:style-name="Footer"><text:a xlink:type="simple" xlink:href="mailto:entwicklung@software-aus-erwitte.de"><text:span text:style-name="Internet_20_link"><text:span text:style-name="MT1">info@software-aus-erwitte.de</text:span></text:span></text:a></text:p>
            </table:table-cell>
            <table:table-cell table:style-name="Tabelle4.A1" office:value-type="string">
              <text:p text:style-name="MP5"/>
            </table:table-cell>
            <table:table-cell table:style-name="Tabelle4.A1" office:value-type="string">
              <text:p text:style-name="MP5"/>
            </table:table-cell>
            <table:table-cell table:style-name="Tabelle4.A1" office:value-type="string">
              <text:p text:style-name="MP6"><text:span text:style-name="MT2">Seite: </text:span><text:span text:style-name="MT2"><text:page-number text:select-page="current">18</text:page-number></text:span></text:p>
            </table:table-cell>
          </table:table-row>
          <table:table-row table:style-name="Tabelle4.2">
            <table:table-cell table:style-name="Tabelle4.A2" office:value-type="string">
              <text:p text:style-name="MP5"/>
            </table:table-cell>
            <table:table-cell table:style-name="Tabelle4.A2" office:value-type="string">
              <text:p text:style-name="MP5"/>
            </table:table-cell>
            <table:table-cell table:style-name="Tabelle4.A2" office:value-type="string">
              <text:p text:style-name="MP5"/>
            </table:table-cell>
            <table:table-cell table:style-name="Tabelle4.A2" office:value-type="string">
              <text:p text:style-name="MP5"/>
            </table:table-cell>
            <table:table-cell table:style-name="Tabelle4.A2" office:value-type="string">
              <text:p text:style-name="MP5"/>
            </table:table-cell>
          </table:table-row>
          <table:table-row table:style-name="Tabelle4.3">
            <table:table-cell table:style-name="Tabelle4.A3" table:number-columns-spanned="5" office:value-type="string">
              <text:p text:style-name="MP7">http://www.software-aus-erwitte.de</text:p>
            </table:table-cell>
            <table:covered-table-cell/>
            <table:covered-table-cell/>
            <table:covered-table-cell/>
            <table:covered-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text:span text:style-name="MT2">Erstellt von </text:span><text:span text:style-name="MT2"><text:initial-creator>Alfred Gerke</text:initial-creator></text:span></text:p>
        <text:p text:style-name="Footer"><text:span text:style-name="MT2">Erstelldatum </text:span><text:span text:style-name="MT2"><text:creation-date style:data-style-name="N51">03.05.2003 23:35:00</text:creation-date></text:span></text:p>
        <text:p text:style-name="Footer"><text:span text:style-name="MT2">Zuletzt gespeichert von </text:span><text:span text:style-name="MT2"><text:creator>Alfred Gerke</text:creator></text:span></text:p>
        <text:p text:style-name="Footer"><text:span text:style-name="MT2">Zuletzt gedruckt </text:span><text:span text:style-name="MT2"><text:print-date style:data-style-name="N106">17.05.2003 04:42:00 nachm.</text:prin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iederungsschema Pflichtenheft</dc:title>
    <meta:initial-creator>Alfred Gerke</meta:initial-creator>
    <meta:creation-date>2003-05-03T23:35:00</meta:creation-date>
    <dc:creator>Alfred Gerke</dc:creator>
    <dc:date>2013-10-02T22:42:25.49</dc:date>
    <meta:print-date>2003-05-17T16:42:00</meta:print-date>
    <meta:editing-cycles>195</meta:editing-cycles>
    <meta:document-statistic meta:table-count="4" meta:image-count="1" meta:object-count="0" meta:page-count="18" meta:paragraph-count="433" meta:word-count="5679" meta:character-count="41070"/>
    <meta:generator>OpenOffice/4.0.0$Win32 OpenOffice.org_project/400m3$Build-9702</meta:generator>
    <meta:user-defined meta:name="Verleger">Version</meta:user-defined>
  </office:meta>
</office:document-meta>
</file>